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Kp" svg:font-family="Kp"/>
    <style:font-face style:name="Kp1" svg:font-family="Kp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leau1" style:family="table">
      <style:table-properties style:width="19.001cm" style:rel-width="100%" fo:margin-left="0cm" fo:margin-top="0cm" fo:margin-bottom="0cm" table:align="left" style:writing-mode="lr-tb"/>
    </style:style>
    <style:style style:name="Tableau1.A" style:family="table-column">
      <style:table-column-properties style:column-width="4.099cm" style:rel-column-width="2323*"/>
    </style:style>
    <style:style style:name="Tableau1.B" style:family="table-column">
      <style:table-column-properties style:column-width="1.399cm" style:rel-column-width="793*"/>
    </style:style>
    <style:style style:name="Tableau1.C" style:family="table-column">
      <style:table-column-properties style:column-width="5.909cm" style:rel-column-width="3349*"/>
    </style:style>
    <style:style style:name="Tableau1.D" style:family="table-column">
      <style:table-column-properties style:column-width="3.5cm" style:rel-column-width="1983*"/>
    </style:style>
    <style:style style:name="Tableau1.E" style:family="table-column">
      <style:table-column-properties style:column-width="1.205cm" style:rel-column-width="683*"/>
    </style:style>
    <style:style style:name="Tableau1.F" style:family="table-column">
      <style:table-column-properties style:column-width="1.194cm" style:rel-column-width="677*"/>
    </style:style>
    <style:style style:name="Tableau1.G" style:family="table-column">
      <style:table-column-properties style:column-width="1.695cm" style:rel-column-width="961*"/>
    </style:style>
    <style:style style:name="Tableau1.1" style:family="table-row">
      <style:table-row-properties style:min-row-height="0.529cm" fo:keep-together="auto"/>
    </style:style>
    <style:style style:name="Tableau1.A1" style:family="table-cell">
      <style:table-cell-properties style:vertical-align="middle" fo:background-color="#cccccc" fo:padding="0.101cm" fo:border-left="1pt solid #000000" fo:border-right="none" fo:border-top="1pt solid #000000" fo:border-bottom="1pt solid #000000">
        <style:background-image/>
      </style:table-cell-properties>
    </style:style>
    <style:style style:name="Tableau1.G1" style:family="table-cell">
      <style:table-cell-properties style:vertical-align="middle" fo:background-color="#cccccc" fo:padding="0.101cm" fo:border="1pt solid #000000">
        <style:background-image/>
      </style:table-cell-properties>
    </style:style>
    <style:style style:name="Tableau1.A2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B2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C2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D2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E2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F2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G2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au1.3" style:family="table-row">
      <style:table-row-properties style:min-row-height="1.014cm" fo:keep-together="auto"/>
    </style:style>
    <style:style style:name="Tableau1.A3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B3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C3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D3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E3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F3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G3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au1.A4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B4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C4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D4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E4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F4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G4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au1.5" style:family="table-row">
      <style:table-row-properties style:min-row-height="0.504cm" fo:keep-together="auto"/>
    </style:style>
    <style:style style:name="Tableau1.A5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B5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C5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D5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E5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F5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G5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au1.A6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B6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C6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D6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E6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F6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G6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au1.A7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B7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C7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D7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E7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F7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G7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au1.A8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B8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C8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D8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E8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F8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G8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au1.A9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B9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C9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D9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E9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F9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G9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au1.A10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B10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C10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D10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E10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F10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G10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au1.A11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B11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C11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D11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E11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F11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au1.G11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P1" style:family="paragraph" style:parent-style-name="Text_20_body">
      <style:paragraph-properties fo:margin-left="0cm" fo:margin-right="0cm" fo:line-height="5%" fo:text-indent="0cm" style:auto-text-indent="false"/>
      <style:text-properties fo:font-size="10pt" style:font-size-asian="10pt"/>
    </style:style>
    <style:style style:name="P2" style:family="paragraph" style:parent-style-name="Text_20_body">
      <style:paragraph-properties fo:margin-left="0.106cm" fo:margin-right="0cm" fo:margin-top="0.021cm" fo:margin-bottom="0cm" style:contextual-spacing="false" fo:text-indent="0cm" style:auto-text-indent="false"/>
    </style:style>
    <style:style style:name="P3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Arial" fo:font-size="11pt" style:font-size-asian="11pt" style:font-size-complex="11pt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Arial" fo:font-size="11pt" officeooo:paragraph-rsid="0009f2ad" style:font-size-asian="11pt" style:font-size-complex="11pt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Arial" fo:font-size="11pt" officeooo:paragraph-rsid="000abf1d" style:font-size-asian="11pt" style:font-size-complex="11pt"/>
    </style:style>
    <style:style style:name="P7" style:family="paragraph" style:parent-style-name="Title">
      <style:paragraph-properties fo:margin-left="0cm" fo:margin-right="0cm" fo:margin-top="0cm" fo:margin-bottom="0cm" style:contextual-spacing="false" fo:text-indent="0cm" style:auto-text-indent="false" fo:padding="0.049cm" fo:border-left="none" fo:border-right="none" fo:border-top="0.99pt solid #000000" fo:border-bottom="0.99pt solid #000000"/>
      <style:text-properties style:font-name="Arial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top="0.199cm" fo:margin-bottom="0.199cm" style:contextual-spacing="false"/>
    </style:style>
    <style:style style:name="P10" style:family="paragraph" style:parent-style-name="Standard" style:list-style-name="Questions"/>
    <style:style style:name="P11" style:family="paragraph" style:parent-style-name="Standard" style:list-style-name="Questions">
      <style:text-properties officeooo:paragraph-rsid="00055fd6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Text_20_body" style:master-page-name="Standard">
      <style:paragraph-properties fo:margin-left="0.404cm" fo:margin-right="0cm" fo:line-height="0.035cm" fo:text-indent="0cm" style:auto-text-indent="false" style:page-number="auto"/>
      <style:text-properties style:font-name="Arial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1" fo:font-size="11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/>
      <style:text-properties style:font-name="Arial1" fo:font-size="11pt"/>
    </style:style>
    <style:style style:name="P19" style:family="paragraph">
      <loext:graphic-properties draw:fill="solid" draw:fill-color="#cccccc"/>
      <style:text-properties style:font-name="Arial1" fo:font-size="11pt"/>
    </style:style>
    <style:style style:name="P20" style:family="paragraph">
      <style:paragraph-properties fo:text-align="start" style:writing-mode="lr-tb"/>
    </style:style>
    <style:style style:name="P21" style:family="paragraph">
      <loext:graphic-properties draw:fill="none"/>
      <style:paragraph-properties fo:text-align="start" style:writing-mode="lr-tb"/>
      <style:text-properties style:font-name="Arial1" fo:font-size="11pt" style:font-size-asian="12pt" style:font-size-complex="12pt"/>
    </style:style>
    <style:style style:name="T1" style:family="text">
      <style:text-properties fo:letter-spacing="0.023cm"/>
    </style:style>
    <style:style style:name="T2" style:family="text">
      <style:text-properties fo:letter-spacing="0.025cm"/>
    </style:style>
    <style:style style:name="T3" style:family="text">
      <style:text-properties fo:letter-spacing="0.002cm"/>
    </style:style>
    <style:style style:name="T4" style:family="text">
      <style:text-properties style:text-scale="105%"/>
    </style:style>
    <style:style style:name="T5" style:family="text">
      <style:text-properties fo:letter-spacing="-0.011cm" style:text-scale="105%"/>
    </style:style>
    <style:style style:name="T6" style:family="text">
      <style:text-properties fo:letter-spacing="-0.009cm" style:text-scale="105%"/>
    </style:style>
    <style:style style:name="T7" style:family="text">
      <style:text-properties fo:letter-spacing="-0.093cm" style:text-scale="105%"/>
    </style:style>
    <style:style style:name="T8" style:family="text">
      <style:text-properties fo:letter-spacing="0.019cm"/>
    </style:style>
    <style:style style:name="T9" style:family="text">
      <style:text-properties fo:letter-spacing="0.021cm"/>
    </style:style>
    <style:style style:name="T10" style:family="text">
      <style:text-properties fo:letter-spacing="-0.019cm"/>
    </style:style>
    <style:style style:name="T11" style:family="text">
      <style:text-properties fo:letter-spacing="-0.012cm"/>
    </style:style>
    <style:style style:name="T12" style:family="text">
      <style:text-properties fo:letter-spacing="0.044cm"/>
    </style:style>
    <style:style style:name="T13" style:family="text">
      <style:text-properties fo:color="#009900" loext:opacity="100%" fo:font-style="italic" style:font-style-asian="italic" style:text-scale="105%"/>
    </style:style>
    <style:style style:name="T14" style:family="text">
      <style:text-properties fo:color="#009900" loext:opacity="100%" fo:letter-spacing="0.021cm" fo:font-style="italic" style:font-style-asian="italic" style:text-scale="105%"/>
    </style:style>
    <style:style style:name="T15" style:family="text">
      <style:text-properties fo:color="#009900" loext:opacity="100%" fo:letter-spacing="0.023cm" fo:font-style="italic" style:font-style-asian="italic" style:text-scale="105%"/>
    </style:style>
    <style:style style:name="T16" style:family="text">
      <style:text-properties fo:color="#00007f" loext:opacity="100%"/>
    </style:style>
    <style:style style:name="T17" style:family="text">
      <style:text-properties fo:color="#00007f" loext:opacity="100%" style:text-scale="95%"/>
    </style:style>
    <style:style style:name="T18" style:family="text">
      <style:text-properties fo:color="#00007f" loext:opacity="100%" fo:letter-spacing="0.074cm" style:text-scale="95%"/>
    </style:style>
    <style:style style:name="T19" style:family="text">
      <style:text-properties fo:color="#00007f" loext:opacity="100%" fo:letter-spacing="0.076cm" style:text-scale="95%"/>
    </style:style>
    <style:style style:name="T20" style:family="text">
      <style:text-properties fo:color="#00007f" loext:opacity="100%" fo:letter-spacing="0.055cm"/>
    </style:style>
    <style:style style:name="T21" style:family="text">
      <style:text-properties fo:color="#00007f" loext:opacity="100%" fo:letter-spacing="0.046cm"/>
    </style:style>
    <style:style style:name="T22" style:family="text">
      <style:text-properties fo:color="#00007f" loext:opacity="100%" fo:letter-spacing="0.026cm"/>
    </style:style>
    <style:style style:name="T23" style:family="text">
      <style:text-properties fo:color="#00007f" loext:opacity="100%" fo:letter-spacing="0.002cm"/>
    </style:style>
    <style:style style:name="T24" style:family="text">
      <style:text-properties fo:color="#00007f" loext:opacity="100%" fo:letter-spacing="0.067cm" style:text-scale="95%"/>
    </style:style>
    <style:style style:name="T25" style:family="text">
      <style:text-properties fo:color="#00007f" loext:opacity="100%" fo:letter-spacing="0.069cm" style:text-scale="95%"/>
    </style:style>
    <style:style style:name="T26" style:family="text">
      <style:text-properties fo:color="#00007f" loext:opacity="100%" style:text-scale="90%"/>
    </style:style>
    <style:style style:name="T27" style:family="text">
      <style:text-properties fo:color="#00007f" loext:opacity="100%" fo:letter-spacing="0.032cm" style:text-scale="90%"/>
    </style:style>
    <style:style style:name="T28" style:family="text">
      <style:text-properties fo:color="#00007f" loext:opacity="100%" fo:letter-spacing="0.113cm"/>
    </style:style>
    <style:style style:name="T29" style:family="text">
      <style:text-properties fo:color="#00007f" loext:opacity="100%" fo:letter-spacing="0.115cm"/>
    </style:style>
    <style:style style:name="T30" style:family="text">
      <style:text-properties fo:color="#00007f" loext:opacity="100%" fo:letter-spacing="0.041cm"/>
    </style:style>
    <style:style style:name="T31" style:family="text">
      <style:text-properties fo:color="#00007f" loext:opacity="100%" fo:letter-spacing="0.145cm"/>
    </style:style>
    <style:style style:name="T32" style:family="text">
      <style:text-properties fo:color="#00007f" loext:opacity="100%" fo:letter-spacing="0.092cm"/>
    </style:style>
    <style:style style:name="T33" style:family="text">
      <style:text-properties fo:color="#006600" loext:opacity="100%"/>
    </style:style>
    <style:style style:name="T34" style:family="text">
      <style:text-properties fo:color="#006600" loext:opacity="100%" fo:letter-spacing="0.002cm"/>
    </style:style>
    <style:style style:name="T35" style:family="text">
      <style:text-properties style:font-name="Arial1" fo:language="fr" fo:country="FR" officeooo:rsid="0001a4ae" style:font-name-asian="Cambria1" style:language-asian="en" style:country-asian="US" style:font-name-complex="Cambria1" style:language-complex="ar" style:country-complex="SA"/>
    </style:style>
    <style:style style:name="T36" style:family="text">
      <style:text-properties style:font-name="Arial1" fo:language="fr" fo:country="FR" officeooo:rsid="00055fd6" style:font-name-asian="Cambria1" style:language-asian="en" style:country-asian="US" style:font-name-complex="Cambria1" style:language-complex="ar" style:country-complex="SA"/>
    </style:style>
    <style:style style:name="T37" style:family="text">
      <style:text-properties style:font-name="Arial1" fo:language="fr" fo:country="FR" officeooo:rsid="000890b3" style:font-name-asian="Cambria1" style:language-asian="en" style:country-asian="US" style:font-name-complex="Cambria1" style:language-complex="ar" style:country-complex="SA"/>
    </style:style>
    <style:style style:name="T38" style:family="text">
      <style:text-properties style:font-name="Arial1" fo:language="fr" fo:country="FR" officeooo:rsid="0009f2ad" style:font-name-asian="Cambria1" style:language-asian="en" style:country-asian="US" style:font-name-complex="Cambria1" style:language-complex="ar" style:country-complex="SA"/>
    </style:style>
    <style:style style:name="T39" style:family="text">
      <style:text-properties style:font-name="Arial1" fo:language="fr" fo:country="FR" officeooo:rsid="000abf1d" style:font-name-asian="Cambria1" style:language-asian="en" style:country-asian="US" style:font-name-complex="Cambria1" style:language-complex="ar" style:country-complex="SA"/>
    </style:style>
    <style:style style:name="T40" style:family="text">
      <style:text-properties style:font-name="Arial1" fo:language="fr" fo:country="FR" officeooo:rsid="000e66cd" style:font-name-asian="Cambria1" style:language-asian="en" style:country-asian="US" style:font-name-complex="Cambria1" style:language-complex="ar" style:country-complex="SA"/>
    </style:style>
    <style:style style:name="T41" style:family="text">
      <style:text-properties officeooo:rsid="00055fd6"/>
    </style:style>
    <style:style style:name="T42" style:family="text">
      <style:text-properties style:text-underline-style="long-dash" style:text-underline-width="bold" style:text-underline-color="font-color"/>
    </style:style>
    <style:style style:name="T43" style:family="text">
      <style:text-properties style:text-underline-style="solid" style:text-underline-width="bold" style:text-underline-color="font-color"/>
    </style:style>
    <style:style style:name="T44" style:family="text">
      <style:text-properties officeooo:rsid="000890b3"/>
    </style:style>
    <style:style style:name="T45" style:family="text">
      <style:text-properties officeooo:rsid="0009f2ad"/>
    </style:style>
    <style:style style:name="T46" style:family="text">
      <style:text-properties style:text-scale="95%"/>
    </style:style>
    <style:style style:name="T47" style:family="text">
      <style:text-properties fo:letter-spacing="-0.025cm" style:text-scale="95%"/>
    </style:style>
    <style:style style:name="T48" style:family="text">
      <style:text-properties fo:letter-spacing="-0.026cm" style:text-scale="95%"/>
    </style:style>
    <style:style style:name="T49" style:family="text">
      <style:text-properties fo:letter-spacing="-0.049cm"/>
    </style:style>
    <style:style style:name="T50" style:family="text">
      <style:text-properties fo:letter-spacing="-0.051cm"/>
    </style:style>
    <style:style style:name="T51" style:family="text">
      <style:text-properties fo:letter-spacing="-0.034cm" style:text-scale="95%"/>
    </style:style>
    <style:style style:name="T52" style:family="text">
      <style:text-properties style:text-scale="90%"/>
    </style:style>
    <style:style style:name="T53" style:family="text">
      <style:text-properties fo:letter-spacing="0.039cm"/>
    </style:style>
    <style:style style:name="T54" style:family="text">
      <style:text-properties officeooo:rsid="000fc86c"/>
    </style:style>
    <style:style style:name="T55" style:family="text">
      <style:text-properties officeooo:rsid="001124e5"/>
    </style:style>
    <style:style style:name="T56" style:family="text">
      <style:text-properties officeooo:rsid="0012e950"/>
    </style:style>
    <style:style style:name="T57" style:family="text">
      <style:text-properties officeooo:rsid="00140e2d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1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Kp" style:font-size-complex="1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1pt" fo:font-style="italic" fo:text-shadow="none" style:text-underline-style="none" fo:font-weight="normal" style:letter-kerning="true" style:font-name-asian="Noto Sans CJK SC" style:font-size-asian="12pt" style:font-style-asian="normal" style:font-weight-asian="normal" style:font-name-complex="Kp" style:font-size-complex="12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0000" loext:opacity="100%" style:font-name="Arial1" fo:font-size="11pt" style:font-size-asian="12pt" style:font-name-complex="Kp" style:font-size-complex="12pt"/>
    </style:style>
    <style:style style:name="fr1" style:family="graphic" style:parent-style-name="Frame">
      <style:graphic-properties fo:margin-left="0cm" fo:margin-right="0cm" fo:margin-top="0cm" fo:margin-bottom="0cm" style:run-through="background" style:wrap="none" style:vertical-pos="middle" style:vertical-rel="baseline" style:horizontal-pos="from-left" style:horizontal-rel="page" fo:background-color="#f2f2f2" style:background-transparency="0%" draw:fill="solid" draw:fill-color="#f2f2f2" draw:opacity="100%" fo:padding="0cm" fo:border="0.4pt solid #000000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fo:background-color="#f2f2f2" style:background-transparency="0%" draw:fill="solid" draw:fill-color="#f2f2f2" draw:opacity="100%" fo:padding="0cm" fo:border="0.4pt solid #000000"/>
    </style:style>
    <style:style style:name="fr3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8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729fcf" draw:textarea-horizontal-align="justify" fo:padding-top="0.014cm" fo:padding-bottom="0.014cm" fo:padding-left="0.014cm" fo:padding-right="0.014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85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729fcf" draw:textarea-horizontal-align="justify" fo:padding-top="0.042cm" fo:padding-bottom="0.042cm" fo:padding-left="0.042cm" fo:padding-right="0.042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28cm" svg:stroke-color="#000000" draw:marker-start="" draw:marker-start-width="0.199cm" draw:marker-start-center="false" draw:marker-end="Arrow" draw:marker-end-width="0.199cm" draw:marker-end-center="false" draw:stroke-linejoin="round" svg:stroke-linecap="round" draw:fill="none" draw:fill-color="#729fcf" draw:textarea-horizontal-align="justify" fo:padding-top="0.014cm" fo:padding-bottom="0.014cm" fo:padding-left="0.014cm" fo:padding-right="0.014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452cm" fo:min-width="1.563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452cm" fo:min-width="1.171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452cm" fo:min-width="1.868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452cm" fo:min-width="0.654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452cm" fo:min-width="0.864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452cm" fo:min-width="1.028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452cm" fo:min-width="0.986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452cm" fo:min-width="1.683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452cm" fo:min-width="1.173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452cm" fo:min-width="1.849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452cm" fo:min-width="1.602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452cm" fo:min-width="1.478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452cm" fo:min-width="1.623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452cm" fo:min-width="0.845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452cm" fo:min-width="0.436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452cm" fo:min-width="1.109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452cm" fo:min-width="1.87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452cm" fo:min-width="0.781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452cm" fo:min-width="1.131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452cm" fo:min-width="1.621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452cm" fo:min-width="0.988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solid" svg:stroke-width="0.014cm" svg:stroke-color="#000000" draw:marker-start="" draw:marker-end="" draw:stroke-linejoin="miter" svg:stroke-linecap="butt" draw:fill="none" fo:padding-top="0.007cm" fo:padding-bottom="0.007cm" fo:padding-left="0.007cm" fo:padding-right="0.007cm" style:run-through="foreground"/>
    </style:style>
    <style:style style:name="gr27" style:family="graphic">
      <style:graphic-properties draw:stroke="none" draw:marker-start="" draw:marker-end="" draw:fill="solid" draw:fill-color="#cccccc" style:run-through="foreground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1.169cm" fo:padding-top="0cm" fo:padding-bottom="0cm" fo:padding-left="0cm" fo:padding-right="0cm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0.654cm" fo:padding-top="0cm" fo:padding-bottom="0cm" fo:padding-left="0cm" fo:padding-right="0cm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1.027cm" fo:padding-top="0cm" fo:padding-bottom="0cm" fo:padding-left="0cm" fo:padding-right="0cm" style:run-through="foreground"/>
      <style:paragraph-properties style:writing-mode="lr-tb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0.677cm" fo:padding-top="0cm" fo:padding-bottom="0cm" fo:padding-left="0cm" fo:padding-right="0cm" style:run-through="foreground"/>
      <style:paragraph-properties style:writing-mode="lr-tb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1.907cm" fo:padding-top="0cm" fo:padding-bottom="0cm" fo:padding-left="0cm" fo:padding-right="0cm" style:run-through="foreground"/>
      <style:paragraph-properties style:writing-mode="lr-tb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0.903cm" fo:padding-top="0cm" fo:padding-bottom="0cm" fo:padding-left="0cm" fo:padding-right="0cm" style:run-through="foreground"/>
      <style:paragraph-properties style:writing-mode="lr-tb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3.115cm" fo:padding-top="0cm" fo:padding-bottom="0cm" fo:padding-left="0cm" fo:padding-right="0cm" style:run-through="foreground"/>
      <style:paragraph-properties style:writing-mode="lr-tb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2.951cm" fo:padding-top="0cm" fo:padding-bottom="0cm" fo:padding-left="0cm" fo:padding-right="0cm" style:run-through="foreground"/>
      <style:paragraph-properties style:writing-mode="lr-tb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1.6cm" fo:padding-top="0cm" fo:padding-bottom="0cm" fo:padding-left="0cm" fo:padding-right="0cm" style:run-through="foreground"/>
      <style:paragraph-properties style:writing-mode="lr-tb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0.679cm" fo:padding-top="0cm" fo:padding-bottom="0cm" fo:padding-left="0cm" fo:padding-right="0cm" style:run-through="foreground"/>
      <style:paragraph-properties style:writing-mode="lr-tb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0.452cm" fo:padding-top="0cm" fo:padding-bottom="0cm" fo:padding-left="0cm" fo:padding-right="0cm" style:run-through="foreground"/>
      <style:paragraph-properties style:writing-mode="lr-tb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1.602cm" fo:padding-top="0cm" fo:padding-bottom="0cm" fo:padding-left="0cm" fo:padding-right="0cm" style:run-through="foreground"/>
      <style:paragraph-properties style:writing-mode="lr-tb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0.78cm" fo:padding-top="0cm" fo:padding-bottom="0cm" fo:padding-left="0cm" fo:padding-right="0cm" style:run-through="foreground"/>
      <style:paragraph-properties style:writing-mode="lr-tb"/>
    </style:style>
    <style:style style:name="gr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1.558cm" fo:padding-top="0cm" fo:padding-bottom="0cm" fo:padding-left="0cm" fo:padding-right="0cm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4"/>
        <text:p text:style-name="P7">Bases<text:span text:style-name="T1"> </text:span>de<text:span text:style-name="T2"> </text:span>données<text:span text:style-name="T1"> </text:span></text:p>
        <text:p text:style-name="P9">Afin de lancer un nouveau service de streaming de musique, vous devez construire une base<text:span text:style-name="T3"> </text:span><text:span text:style-name="T4">de</text:span><text:span text:style-name="T5"> </text:span><text:span text:style-name="T4">données</text:span><text:span text:style-name="T6"> </text:span><text:span text:style-name="T4">pour</text:span><text:span text:style-name="T6"> </text:span><text:span text:style-name="T4">les</text:span><text:span text:style-name="T6"> </text:span><text:span text:style-name="T4">morceaux</text:span><text:span text:style-name="T6"> </text:span><text:span text:style-name="T4">de</text:span><text:span text:style-name="T6"> </text:span><text:span text:style-name="T4">votre</text:span><text:span text:style-name="T6"> </text:span><text:span text:style-name="T4">catalogue.</text:span><text:span text:style-name="T6"> </text:span><text:span text:style-name="T4">Pour</text:span><text:span text:style-name="T6"> </text:span><text:span text:style-name="T4">l’instant</text:span><text:span text:style-name="T6"> </text:span><text:span text:style-name="T4">vous</text:span><text:span text:style-name="T6"> </text:span><text:span text:style-name="T4">disposez</text:span><text:span text:style-name="T6"> </text:span><text:span text:style-name="T4">d’une</text:span><text:span text:style-name="T5"> </text:span><text:span text:style-name="T4">seule</text:span><text:span text:style-name="T7"> </text:span>table<text:span text:style-name="T8"> </text:span>avec<text:span text:style-name="T8"> </text:span>les<text:span text:style-name="T8"> </text:span>informations<text:span text:style-name="T9"> </text:span>des<text:span text:style-name="T8"> </text:span>morceaux.<text:span text:style-name="T8"> </text:span>Voici<text:span text:style-name="T8"> </text:span>un<text:span text:style-name="T9"> </text:span>extrait<text:span text:style-name="T8"> </text:span>de<text:span text:style-name="T8"> </text:span>cette<text:span text:style-name="T9"> </text:span>table<text:span text:style-name="T10"> </text:span>: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column table:style-name="Tableau1.F"/>
          <table:table-column table:style-name="Tableau1.G"/>
          <table:table-row table:style-name="Tableau1.1">
            <table:table-cell table:style-name="Tableau1.A1" office:value-type="string">
              <text:p text:style-name="Standard">Titre</text:p>
            </table:table-cell>
            <table:table-cell table:style-name="Tableau1.A1" office:value-type="string">
              <text:p text:style-name="P8">Durée</text:p>
            </table:table-cell>
            <table:table-cell table:style-name="Tableau1.A1" office:value-type="string">
              <text:p text:style-name="Standard">Artiste</text:p>
            </table:table-cell>
            <table:table-cell table:style-name="Tableau1.A1" office:value-type="string">
              <text:p text:style-name="Standard">Album</text:p>
            </table:table-cell>
            <table:table-cell table:style-name="Tableau1.A1" office:value-type="string">
              <text:p text:style-name="P8">Piste</text:p>
            </table:table-cell>
            <table:table-cell table:style-name="Tableau1.A1" office:value-type="string">
              <text:p text:style-name="P8">CD</text:p>
            </table:table-cell>
            <table:table-cell table:style-name="Tableau1.G1" office:value-type="string">
              <text:p text:style-name="P8">Année</text:p>
            </table:table-cell>
          </table:table-row>
          <table:table-row table:style-name="Tableau1.1">
            <table:table-cell table:style-name="Tableau1.A2" office:value-type="string">
              <text:p text:style-name="Standard">Astronomy</text:p>
            </table:table-cell>
            <table:table-cell table:style-name="Tableau1.B2" office:value-type="string">
              <text:p text:style-name="P8">384</text:p>
            </table:table-cell>
            <table:table-cell table:style-name="Tableau1.C2" office:value-type="string">
              <text:p text:style-name="Standard">Blue Öyster Cult</text:p>
            </table:table-cell>
            <table:table-cell table:style-name="Tableau1.D2" office:value-type="string">
              <text:p text:style-name="Standard">Secret Treaties</text:p>
            </table:table-cell>
            <table:table-cell table:style-name="Tableau1.E2" office:value-type="string">
              <text:p text:style-name="P8">8</text:p>
            </table:table-cell>
            <table:table-cell table:style-name="Tableau1.F2" office:value-type="string">
              <text:p text:style-name="P8">1</text:p>
            </table:table-cell>
            <table:table-cell table:style-name="Tableau1.G2" office:value-type="string">
              <text:p text:style-name="P8">1974</text:p>
            </table:table-cell>
          </table:table-row>
          <table:table-row table:style-name="Tableau1.3">
            <table:table-cell table:style-name="Tableau1.A3" office:value-type="string">
              <text:p text:style-name="Standard">Stone Cold Crazy</text:p>
            </table:table-cell>
            <table:table-cell table:style-name="Tableau1.B3" office:value-type="string">
              <text:p text:style-name="P8">136</text:p>
            </table:table-cell>
            <table:table-cell table:style-name="Tableau1.C3" office:value-type="string">
              <text:p text:style-name="Standard">Queen</text:p>
            </table:table-cell>
            <table:table-cell table:style-name="Tableau1.D3" office:value-type="string">
              <text:p text:style-name="Standard">Sheer Heart Attack</text:p>
            </table:table-cell>
            <table:table-cell table:style-name="Tableau1.E3" office:value-type="string">
              <text:p text:style-name="P8">8</text:p>
            </table:table-cell>
            <table:table-cell table:style-name="Tableau1.F3" office:value-type="string">
              <text:p text:style-name="P8">1</text:p>
            </table:table-cell>
            <table:table-cell table:style-name="Tableau1.G3" office:value-type="string">
              <text:p text:style-name="P8">1974</text:p>
            </table:table-cell>
          </table:table-row>
          <table:table-row table:style-name="Tableau1.3">
            <table:table-cell table:style-name="Tableau1.A4" office:value-type="string">
              <text:p text:style-name="Standard">Under Pressure</text:p>
            </table:table-cell>
            <table:table-cell table:style-name="Tableau1.B4" office:value-type="string">
              <text:p text:style-name="P8">242</text:p>
            </table:table-cell>
            <table:table-cell table:style-name="Tableau1.C4" office:value-type="string">
              <text:p text:style-name="Standard">Queen and David Bowie</text:p>
            </table:table-cell>
            <table:table-cell table:style-name="Tableau1.D4" office:value-type="string">
              <text:p text:style-name="Standard">Hot Space</text:p>
            </table:table-cell>
            <table:table-cell table:style-name="Tableau1.E4" office:value-type="string">
              <text:p text:style-name="P8">11</text:p>
            </table:table-cell>
            <table:table-cell table:style-name="Tableau1.F4" office:value-type="string">
              <text:p text:style-name="P8">2</text:p>
            </table:table-cell>
            <table:table-cell table:style-name="Tableau1.G4" office:value-type="string">
              <text:p text:style-name="P8">1982</text:p>
            </table:table-cell>
          </table:table-row>
          <table:table-row table:style-name="Tableau1.5">
            <table:table-cell table:style-name="Tableau1.A5" office:value-type="string">
              <text:p text:style-name="Standard">The Outlaw Torn</text:p>
            </table:table-cell>
            <table:table-cell table:style-name="Tableau1.B5" office:value-type="string">
              <text:p text:style-name="P8">589</text:p>
            </table:table-cell>
            <table:table-cell table:style-name="Tableau1.C5" office:value-type="string">
              <text:p text:style-name="Standard">Metallica</text:p>
            </table:table-cell>
            <table:table-cell table:style-name="Tableau1.D5" office:value-type="string">
              <text:p text:style-name="Standard">Load</text:p>
            </table:table-cell>
            <table:table-cell table:style-name="Tableau1.E5" office:value-type="string">
              <text:p text:style-name="P8">14</text:p>
            </table:table-cell>
            <table:table-cell table:style-name="Tableau1.F5" office:value-type="string">
              <text:p text:style-name="P8">1</text:p>
            </table:table-cell>
            <table:table-cell table:style-name="Tableau1.G5" office:value-type="string">
              <text:p text:style-name="P8">1996</text:p>
            </table:table-cell>
          </table:table-row>
          <table:table-row table:style-name="Tableau1.5">
            <table:table-cell table:style-name="Tableau1.A6" office:value-type="string">
              <text:p text:style-name="Standard">Fuel</text:p>
            </table:table-cell>
            <table:table-cell table:style-name="Tableau1.B6" office:value-type="string">
              <text:p text:style-name="P8">270</text:p>
            </table:table-cell>
            <table:table-cell table:style-name="Tableau1.C6" office:value-type="string">
              <text:p text:style-name="Standard">Metallica</text:p>
            </table:table-cell>
            <table:table-cell table:style-name="Tableau1.D6" office:value-type="string">
              <text:p text:style-name="Standard">Reload</text:p>
            </table:table-cell>
            <table:table-cell table:style-name="Tableau1.E6" office:value-type="string">
              <text:p text:style-name="P8">1</text:p>
            </table:table-cell>
            <table:table-cell table:style-name="Tableau1.F6" office:value-type="string">
              <text:p text:style-name="P8">1</text:p>
            </table:table-cell>
            <table:table-cell table:style-name="Tableau1.G6" office:value-type="string">
              <text:p text:style-name="P8">1997</text:p>
            </table:table-cell>
          </table:table-row>
          <table:table-row table:style-name="Tableau1.3">
            <table:table-cell table:style-name="Tableau1.A7" office:value-type="string">
              <text:p text:style-name="Standard">The Memory Remains</text:p>
            </table:table-cell>
            <table:table-cell table:style-name="Tableau1.B7" office:value-type="string">
              <text:p text:style-name="P8">279</text:p>
            </table:table-cell>
            <table:table-cell table:style-name="Tableau1.C7" office:value-type="string">
              <text:p text:style-name="Standard">Metallica and Marianne Faithfull</text:p>
            </table:table-cell>
            <table:table-cell table:style-name="Tableau1.D7" office:value-type="string">
              <text:p text:style-name="Standard">Reload</text:p>
            </table:table-cell>
            <table:table-cell table:style-name="Tableau1.E7" office:value-type="string">
              <text:p text:style-name="P8">2</text:p>
            </table:table-cell>
            <table:table-cell table:style-name="Tableau1.F7" office:value-type="string">
              <text:p text:style-name="P8">1</text:p>
            </table:table-cell>
            <table:table-cell table:style-name="Tableau1.G7" office:value-type="string">
              <text:p text:style-name="P8">1997</text:p>
            </table:table-cell>
          </table:table-row>
          <table:table-row table:style-name="Tableau1.5">
            <table:table-cell table:style-name="Tableau1.A8" office:value-type="string">
              <text:p text:style-name="Standard">Astronomy</text:p>
            </table:table-cell>
            <table:table-cell table:style-name="Tableau1.B8" office:value-type="string">
              <text:p text:style-name="P8">398</text:p>
            </table:table-cell>
            <table:table-cell table:style-name="Tableau1.C8" office:value-type="string">
              <text:p text:style-name="Standard">Metallica</text:p>
            </table:table-cell>
            <table:table-cell table:style-name="Tableau1.D8" office:value-type="string">
              <text:p text:style-name="Standard">Garage Inc.</text:p>
            </table:table-cell>
            <table:table-cell table:style-name="Tableau1.E8" office:value-type="string">
              <text:p text:style-name="P8">8</text:p>
            </table:table-cell>
            <table:table-cell table:style-name="Tableau1.F8" office:value-type="string">
              <text:p text:style-name="P8">1</text:p>
            </table:table-cell>
            <table:table-cell table:style-name="Tableau1.G8" office:value-type="string">
              <text:p text:style-name="P8">1998</text:p>
            </table:table-cell>
          </table:table-row>
          <table:table-row table:style-name="Tableau1.5">
            <table:table-cell table:style-name="Tableau1.A9" office:value-type="string">
              <text:p text:style-name="Standard">Stone Cold Crazy</text:p>
            </table:table-cell>
            <table:table-cell table:style-name="Tableau1.B9" office:value-type="string">
              <text:p text:style-name="P8">139</text:p>
            </table:table-cell>
            <table:table-cell table:style-name="Tableau1.C9" office:value-type="string">
              <text:p text:style-name="Standard">Metallica</text:p>
            </table:table-cell>
            <table:table-cell table:style-name="Tableau1.D9" office:value-type="string">
              <text:p text:style-name="Standard">Garage Inc.</text:p>
            </table:table-cell>
            <table:table-cell table:style-name="Tableau1.E9" office:value-type="string">
              <text:p text:style-name="P8">11</text:p>
            </table:table-cell>
            <table:table-cell table:style-name="Tableau1.F9" office:value-type="string">
              <text:p text:style-name="P8">2</text:p>
            </table:table-cell>
            <table:table-cell table:style-name="Tableau1.G9" office:value-type="string">
              <text:p text:style-name="P8">1998</text:p>
            </table:table-cell>
          </table:table-row>
          <table:table-row table:style-name="Tableau1.3">
            <table:table-cell table:style-name="Tableau1.A10" office:value-type="string">
              <text:p text:style-name="Standard">Fuel</text:p>
            </table:table-cell>
            <table:table-cell table:style-name="Tableau1.B10" office:value-type="string">
              <text:p text:style-name="P8">276</text:p>
            </table:table-cell>
            <table:table-cell table:style-name="Tableau1.C10" office:value-type="string">
              <text:p text:style-name="Standard">Metallica and the San Francisco Symphony</text:p>
            </table:table-cell>
            <table:table-cell table:style-name="Tableau1.D10" office:value-type="string">
              <text:p text:style-name="Standard">S&amp;M</text:p>
            </table:table-cell>
            <table:table-cell table:style-name="Tableau1.E10" office:value-type="string">
              <text:p text:style-name="P8">6</text:p>
            </table:table-cell>
            <table:table-cell table:style-name="Tableau1.F10" office:value-type="string">
              <text:p text:style-name="P8">1</text:p>
            </table:table-cell>
            <table:table-cell table:style-name="Tableau1.G10" office:value-type="string">
              <text:p text:style-name="P8">1999</text:p>
            </table:table-cell>
          </table:table-row>
          <table:table-row table:style-name="Tableau1.3">
            <table:table-cell table:style-name="Tableau1.A11" office:value-type="string">
              <text:p text:style-name="Standard">The Outlaw Torn</text:p>
            </table:table-cell>
            <table:table-cell table:style-name="Tableau1.B11" office:value-type="string">
              <text:p text:style-name="P8">599</text:p>
            </table:table-cell>
            <table:table-cell table:style-name="Tableau1.C11" office:value-type="string">
              <text:p text:style-name="Standard">Metallica and the San Francisco Symphony</text:p>
            </table:table-cell>
            <table:table-cell table:style-name="Tableau1.D11" office:value-type="string">
              <text:p text:style-name="Standard">S&amp;M</text:p>
            </table:table-cell>
            <table:table-cell table:style-name="Tableau1.E11" office:value-type="string">
              <text:p text:style-name="P8">6</text:p>
            </table:table-cell>
            <table:table-cell table:style-name="Tableau1.F11" office:value-type="string">
              <text:p text:style-name="P8">2</text:p>
            </table:table-cell>
            <table:table-cell table:style-name="Tableau1.G11" office:value-type="string">
              <text:p text:style-name="P8">1999</text:p>
            </table:table-cell>
          </table:table-row>
        </table:table>
        <text:p text:style-name="Standard"/>
        <text:p text:style-name="Standard">Cette table ne convient pas vraiment pour faire une base de données.</text:p>
        <text:p text:style-name="Standard"/>
        <text:list xml:id="list3855086192" text:style-name="Questions">
          <text:list-item>
            <text:p text:style-name="P10">Expliquer pourquoi aucune des colonnes ne peut servir de clef primaire.</text:p>
          </text:list-item>
          <text:list-item>
            <text:p text:style-name="P10"><text:span text:style-name="T35">Quel problème va-t-on rencontrer</text:span> si on veut ajouter des informations sur les artistes, comme <text:span text:style-name="T41">par exemple </text:span>leur nationalité?</text:p>
          </text:list-item>
          <text:list-item>
            <text:p text:style-name="P11">Quel <text:span text:style-name="T35">problème va-t-on rencontrer</text:span> si on souhaite <text:span text:style-name="T36">lister tous</text:span> les morceaux d’un artiste ? Vous pourrez prendre l’exemple de Metallica.</text:p>
          </text:list-item>
        </text:list>
        <text:p text:style-name="Standard"/>
        <text:p text:style-name="Standard">Un ami vous suggère d’utiliser le schéma suivant :</text:p>
        <text:p text:style-name="Standard">Morceau(<text:span text:style-name="T43">titre_id</text:span>, titre, durée, <text:span text:style-name="T42">artiste_id</text:span>, album, piste, cd, année)</text:p>
        <text:p text:style-name="Standard">Artiste(<text:span text:style-name="T43">artiste_id</text:span>, nom)</text:p>
        <text:p text:style-name="Standard"/>
        <text:list xml:id="list122906859930608" text:continue-numbering="true" text:style-name="Questions">
          <text:list-item>
            <text:p text:style-name="P10">Expliquer pourquoi cette représentation ne permet toujours pas de gérer les morceaux fait par deux artistes différents.</text:p>
          </text:list-item>
        </text:list>
        <text:p text:style-name="Standard"/>
        <text:p text:style-name="Standard"/>
        <text:p text:style-name="P12">Vous arrivez <text:span text:style-name="T40">alors</text:span> au schéma suivant :</text:p>
        <text:p text:style-name="Standard"/>
        <text:p text:style-name="P8"><draw:g text:anchor-type="as-char" draw:z-index="6" draw:name="Forme1" draw:style-name="gr1"><draw:polygon draw:style-name="gr2" draw:text-style-name="P15" svg:width="4.3cm" svg:height="0.6cm" svg:x="0cm" svg:y="2.4cm" svg:viewBox="0 0 4301 601" draw:points="0,0 4301,0 4301,601 0,601"><text:p/></draw:polygon><draw:polygon draw:style-name="gr2" draw:text-style-name="P15" svg:width="4.3cm" svg:height="0.6cm" svg:x="0cm" svg:y="2.999cm" svg:viewBox="0 0 4301 601" draw:points="0,0 4301,0 4301,601 0,601"><text:p/></draw:polygon><draw:line draw:style-name="gr2" draw:text-style-name="P15" svg:x1="2cm" svg:y1="2.999cm" svg:x2="2cm" svg:y2="3.599cm"><text:p/></draw:line><draw:polygon draw:style-name="gr2" draw:text-style-name="P15" svg:width="4.3cm" svg:height="0.6cm" svg:x="0cm" svg:y="3.597cm" svg:viewBox="0 0 4301 601" draw:points="0,0 4301,0 4301,601 0,601"><text:p/></draw:polygon><draw:line draw:style-name="gr2" draw:text-style-name="P15" svg:x1="2cm" svg:y1="3.597cm" svg:x2="2cm" svg:y2="4.197cm"><text:p/></draw:line><draw:polygon draw:style-name="gr2" draw:text-style-name="P15" svg:width="4.3cm" svg:height="0.6cm" svg:x="0cm" svg:y="4.2cm" svg:viewBox="0 0 4301 601" draw:points="0,0 4301,0 4301,601 0,601"><text:p/></draw:polygon><draw:line draw:style-name="gr2" draw:text-style-name="P15" svg:x1="2cm" svg:y1="4.2cm" svg:x2="2cm" svg:y2="4.8cm"><text:p/></draw:line><draw:polygon draw:style-name="gr2" draw:text-style-name="P15" svg:width="4.3cm" svg:height="0.6cm" svg:x="6.3cm" svg:y="0cm" svg:viewBox="0 0 4301 601" draw:points="0,0 4301,0 4301,601 0,601"><text:p/></draw:polygon><draw:polygon draw:style-name="gr2" draw:text-style-name="P15" svg:width="4.3cm" svg:height="0.6cm" svg:x="6.3cm" svg:y="0.6cm" svg:viewBox="0 0 4301 601" draw:points="0,0 4301,0 4301,601 0,601"><text:p/></draw:polygon><draw:line draw:style-name="gr2" draw:text-style-name="P15" svg:x1="8.3cm" svg:y1="0.6cm" svg:x2="8.3cm" svg:y2="1.2cm"><text:p/></draw:line><draw:polygon draw:style-name="gr2" draw:text-style-name="P15" svg:width="4.3cm" svg:height="0.6cm" svg:x="6.3cm" svg:y="1.198cm" svg:viewBox="0 0 4301 601" draw:points="0,0 4301,0 4301,601 0,601"><text:p/></draw:polygon><draw:line draw:style-name="gr2" draw:text-style-name="P15" svg:x1="8.3cm" svg:y1="1.198cm" svg:x2="8.3cm" svg:y2="1.798cm"><text:p/></draw:line><draw:polygon draw:style-name="gr2" draw:text-style-name="P15" svg:width="4.3cm" svg:height="0.6cm" svg:x="6.3cm" svg:y="2.4cm" svg:viewBox="0 0 4301 601" draw:points="0,0 4301,0 4301,601 0,601"><text:p/></draw:polygon><draw:polygon draw:style-name="gr2" draw:text-style-name="P15" svg:width="4.3cm" svg:height="0.6cm" svg:x="6.3cm" svg:y="2.999cm" svg:viewBox="0 0 4301 601" draw:points="0,0 4301,0 4301,601 0,601"><text:p/></draw:polygon><draw:line draw:style-name="gr2" draw:text-style-name="P15" svg:x1="8.3cm" svg:y1="2.999cm" svg:x2="8.3cm" svg:y2="3.599cm"><text:p/></draw:line><draw:polygon draw:style-name="gr2" draw:text-style-name="P15" svg:width="4.3cm" svg:height="0.6cm" svg:x="6.3cm" svg:y="3.597cm" svg:viewBox="0 0 4301 601" draw:points="0,0 4301,0 4301,601 0,601"><text:p/></draw:polygon><draw:line draw:style-name="gr2" draw:text-style-name="P15" svg:x1="8.3cm" svg:y1="3.597cm" svg:x2="8.3cm" svg:y2="4.197cm"><text:p/></draw:line><draw:polygon draw:style-name="gr2" draw:text-style-name="P15" svg:width="4.3cm" svg:height="0.6cm" svg:x="6.3cm" svg:y="4.2cm" svg:viewBox="0 0 4301 601" draw:points="0,0 4301,0 4301,601 0,601"><text:p/></draw:polygon><draw:line draw:style-name="gr2" draw:text-style-name="P15" svg:x1="8.3cm" svg:y1="4.2cm" svg:x2="8.3cm" svg:y2="4.8cm"><text:p/></draw:line><draw:polygon draw:style-name="gr2" draw:text-style-name="P15" svg:width="4.3cm" svg:height="0.6cm" svg:x="6.3cm" svg:y="4.8cm" svg:viewBox="0 0 4301 601" draw:points="0,0 4301,0 4301,601 0,601"><text:p/></draw:polygon><draw:line draw:style-name="gr2" draw:text-style-name="P15" svg:x1="8.3cm" svg:y1="4.8cm" svg:x2="8.3cm" svg:y2="5.4cm"><text:p/></draw:line><draw:polygon draw:style-name="gr2" draw:text-style-name="P15" svg:width="4.3cm" svg:height="0.6cm" svg:x="12.6cm" svg:y="0cm" svg:viewBox="0 0 4301 601" draw:points="0,0 4301,0 4301,601 0,601"><text:p/></draw:polygon><draw:polygon draw:style-name="gr2" draw:text-style-name="P15" svg:width="4.3cm" svg:height="0.6cm" svg:x="12.6cm" svg:y="0.6cm" svg:viewBox="0 0 4301 601" draw:points="0,0 4301,0 4301,601 0,601"><text:p/></draw:polygon><draw:line draw:style-name="gr2" draw:text-style-name="P15" svg:x1="14.6cm" svg:y1="0.6cm" svg:x2="14.6cm" svg:y2="1.2cm"><text:p/></draw:line><draw:polygon draw:style-name="gr2" draw:text-style-name="P15" svg:width="4.3cm" svg:height="0.6cm" svg:x="12.6cm" svg:y="1.198cm" svg:viewBox="0 0 4301 601" draw:points="0,0 4301,0 4301,601 0,601"><text:p/></draw:polygon><draw:line draw:style-name="gr2" draw:text-style-name="P15" svg:x1="14.6cm" svg:y1="1.198cm" svg:x2="14.6cm" svg:y2="1.798cm"><text:p/></draw:line><draw:polygon draw:style-name="gr2" draw:text-style-name="P15" svg:width="4.3cm" svg:height="0.6cm" svg:x="12.6cm" svg:y="2.4cm" svg:viewBox="0 0 4301 601" draw:points="0,0 4301,0 4301,601 0,601"><text:p/></draw:polygon><draw:polygon draw:style-name="gr2" draw:text-style-name="P15" svg:width="4.3cm" svg:height="0.6cm" svg:x="12.6cm" svg:y="2.999cm" svg:viewBox="0 0 4301 601" draw:points="0,0 4301,0 4301,601 0,601"><text:p/></draw:polygon><draw:line draw:style-name="gr2" draw:text-style-name="P15" svg:x1="14.6cm" svg:y1="2.999cm" svg:x2="14.6cm" svg:y2="3.599cm"><text:p/></draw:line><draw:polygon draw:style-name="gr2" draw:text-style-name="P15" svg:width="4.3cm" svg:height="0.6cm" svg:x="12.6cm" svg:y="3.597cm" svg:viewBox="0 0 4301 601" draw:points="0,0 4301,0 4301,601 0,601"><text:p/></draw:polygon><draw:line draw:style-name="gr2" draw:text-style-name="P15" svg:x1="14.6cm" svg:y1="3.597cm" svg:x2="14.6cm" svg:y2="4.197cm"><text:p/></draw:line><draw:polygon draw:style-name="gr2" draw:text-style-name="P15" svg:width="4.3cm" svg:height="0.6cm" svg:x="12.6cm" svg:y="4.2cm" svg:viewBox="0 0 4301 601" draw:points="0,0 4301,0 4301,601 0,601"><text:p/></draw:polygon><draw:line draw:style-name="gr2" draw:text-style-name="P15" svg:x1="14.6cm" svg:y1="4.2cm" svg:x2="14.6cm" svg:y2="4.8cm"><text:p/></draw:line><draw:polyline draw:style-name="gr3" draw:text-style-name="P15" svg:width="0cm" svg:height="0cm" svg:x="4.3cm" svg:y="3.297cm" svg:viewBox="0 0 0 0" draw:points="0,0"><text:p/></draw:polyline><draw:polyline draw:style-name="gr2" draw:text-style-name="P15" svg:width="2.005cm" svg:height="2.424cm" svg:x="4.3cm" svg:y="0.876cm" svg:viewBox="0 0 2006 2425" draw:points="2006,0 1003,0 1003,2425 0,2425"><text:p/></draw:polyline><draw:polyline draw:style-name="gr3" draw:text-style-name="P15" svg:width="0cm" svg:height="0cm" svg:x="4.3cm" svg:y="3.297cm" svg:viewBox="0 0 0 0" draw:points="0,0"><text:p/></draw:polyline><draw:polyline draw:style-name="gr4" draw:text-style-name="P15" svg:width="2.005cm" svg:height="0.6cm" svg:x="4.3cm" svg:y="3.297cm" svg:viewBox="0 0 2006 601" draw:points="2006,601 1000,601 1000,0 0,0"><text:p/></draw:polyline><draw:polyline draw:style-name="gr3" draw:text-style-name="P15" svg:width="0cm" svg:height="0cm" svg:x="12.6cm" svg:y="3.297cm" svg:viewBox="0 0 0 0" draw:points="0,0"><text:p/></draw:polyline><draw:polyline draw:style-name="gr4" draw:text-style-name="P15" svg:width="1.993cm" svg:height="0cm" svg:x="10.606cm" svg:y="3.297cm" svg:viewBox="0 0 1994 0" draw:points="0,0 994,0 1994,0"><text:p/></draw:polyline><draw:polyline draw:style-name="gr3" draw:text-style-name="P15" svg:width="0cm" svg:height="0cm" svg:x="12.6cm" svg:y="0.9cm" svg:viewBox="0 0 0 0" draw:points="0,0"><text:p/></draw:polyline><draw:polyline draw:style-name="gr4" draw:text-style-name="P15" svg:width="1.994cm" svg:height="0.6cm" svg:x="10.606cm" svg:y="0.9cm" svg:viewBox="0 0 1995 601" draw:points="0,601 995,601 995,0 1995,0"><text:p/></draw:polyline><draw:frame draw:style-name="gr5" draw:text-style-name="P17" svg:width="1.564cm" svg:height="0.452cm" svg:x="1.311cm" svg:y="2.409cm"><draw:text-box><text:p text:style-name="P16"><text:span text:style-name="T58">Morceau</text:span></text:p></draw:text-box></draw:frame><draw:frame draw:style-name="gr6" draw:text-style-name="P17" svg:width="1.172cm" svg:height="0.452cm" svg:x="0.127cm" svg:y="3.009cm"><draw:text-box><text:p text:style-name="P16"><text:span text:style-name="T59">titre_id</text:span></text:p></draw:text-box></draw:frame><draw:frame draw:style-name="gr7" draw:text-style-name="P17" svg:width="1.869cm" svg:height="0.452cm" svg:x="2.127cm" svg:y="3.009cm"><draw:text-box><text:p text:style-name="P16"><text:span text:style-name="T58">entier (PK)</text:span></text:p></draw:text-box></draw:frame><draw:frame draw:style-name="gr8" draw:text-style-name="P17" svg:width="0.655cm" svg:height="0.452cm" svg:x="0.127cm" svg:y="3.609cm"><draw:text-box><text:p text:style-name="P16"><text:span text:style-name="T59">titre</text:span></text:p></draw:text-box></draw:frame><draw:frame draw:style-name="gr9" draw:text-style-name="P17" svg:width="0.865cm" svg:height="0.452cm" svg:x="2.127cm" svg:y="3.609cm"><draw:text-box><text:p text:style-name="P16"><text:span text:style-name="T58">texte</text:span></text:p></draw:text-box></draw:frame><draw:frame draw:style-name="gr10" draw:text-style-name="P17" svg:width="1.029cm" svg:height="0.452cm" svg:x="0.127cm" svg:y="4.209cm"><draw:text-box><text:p text:style-name="P16"><text:span text:style-name="T59">duree</text:span></text:p></draw:text-box></draw:frame><draw:frame draw:style-name="gr11" draw:text-style-name="P17" svg:width="0.987cm" svg:height="0.452cm" svg:x="2.127cm" svg:y="4.209cm"><draw:text-box><text:p text:style-name="P16"><text:span text:style-name="T58">entier</text:span></text:p></draw:text-box></draw:frame><draw:frame draw:style-name="gr12" draw:text-style-name="P17" svg:width="1.684cm" svg:height="0.452cm" svg:x="7.452cm" svg:y="0.009cm"><draw:text-box><text:p text:style-name="P16"><text:span text:style-name="T58">Interprete</text:span></text:p></draw:text-box></draw:frame><draw:frame draw:style-name="gr13" draw:text-style-name="P17" svg:width="1.174cm" svg:height="0.452cm" svg:x="6.428cm" svg:y="0.609cm"><draw:text-box><text:p text:style-name="P16"><text:span text:style-name="T59">titre_id</text:span></text:p></draw:text-box></draw:frame><draw:frame draw:style-name="gr14" draw:text-style-name="P17" svg:width="1.849cm" svg:height="0.452cm" svg:x="8.426cm" svg:y="0.609cm"><draw:text-box><text:p text:style-name="P16"><text:span text:style-name="T58">entier (FK)</text:span></text:p></draw:text-box></draw:frame><draw:frame draw:style-name="gr15" draw:text-style-name="P17" svg:width="1.602cm" svg:height="0.452cm" svg:x="6.428cm" svg:y="1.208cm"><draw:text-box><text:p text:style-name="P16"><text:span text:style-name="T59">artiste_id</text:span></text:p></draw:text-box></draw:frame><draw:frame draw:style-name="gr14" draw:text-style-name="P17" svg:width="1.849cm" svg:height="0.452cm" svg:x="8.426cm" svg:y="1.208cm"><draw:text-box><text:p text:style-name="P16"><text:span text:style-name="T58">entier (FK)</text:span></text:p></draw:text-box></draw:frame><draw:frame draw:style-name="gr16" draw:text-style-name="P17" svg:width="1.479cm" svg:height="0.452cm" svg:x="7.59cm" svg:y="2.409cm"><draw:text-box><text:p text:style-name="P16"><text:span text:style-name="T58">Contient</text:span></text:p></draw:text-box></draw:frame><draw:frame draw:style-name="gr17" draw:text-style-name="P17" svg:width="1.624cm" svg:height="0.452cm" svg:x="6.428cm" svg:y="3.009cm"><draw:text-box><text:p text:style-name="P16"><text:span text:style-name="T59">album_id</text:span></text:p></draw:text-box></draw:frame><draw:frame draw:style-name="gr14" draw:text-style-name="P17" svg:width="1.849cm" svg:height="0.452cm" svg:x="8.426cm" svg:y="3.009cm"><draw:text-box><text:p text:style-name="P16"><text:span text:style-name="T58">entier (FK)</text:span></text:p></draw:text-box></draw:frame><draw:frame draw:style-name="gr13" draw:text-style-name="P17" svg:width="1.174cm" svg:height="0.452cm" svg:x="6.428cm" svg:y="3.609cm"><draw:text-box><text:p text:style-name="P16"><text:span text:style-name="T59">titre_id</text:span></text:p></draw:text-box></draw:frame><draw:frame draw:style-name="gr14" draw:text-style-name="P17" svg:width="1.849cm" svg:height="0.452cm" svg:x="8.426cm" svg:y="3.609cm"><draw:text-box><text:p text:style-name="P16"><text:span text:style-name="T58">entier (FK)</text:span></text:p></draw:text-box></draw:frame><draw:frame draw:style-name="gr18" draw:text-style-name="P17" svg:width="0.846cm" svg:height="0.452cm" svg:x="6.428cm" svg:y="4.209cm"><draw:text-box><text:p text:style-name="P16"><text:span text:style-name="T59">piste</text:span></text:p></draw:text-box></draw:frame><draw:frame draw:style-name="gr11" draw:text-style-name="P17" svg:width="0.987cm" svg:height="0.452cm" svg:x="8.426cm" svg:y="4.209cm"><draw:text-box><text:p text:style-name="P16"><text:span text:style-name="T58">entier</text:span></text:p></draw:text-box></draw:frame><draw:frame draw:style-name="gr19" draw:text-style-name="P17" svg:width="0.436cm" svg:height="0.452cm" svg:x="6.428cm" svg:y="4.808cm"><draw:text-box><text:p text:style-name="P16"><text:span text:style-name="T59">cd</text:span></text:p></draw:text-box></draw:frame><draw:frame draw:style-name="gr11" draw:text-style-name="P17" svg:width="0.987cm" svg:height="0.452cm" svg:x="8.426cm" svg:y="4.808cm"><draw:text-box><text:p text:style-name="P16"><text:span text:style-name="T58">entier</text:span></text:p></draw:text-box></draw:frame><draw:frame draw:style-name="gr20" draw:text-style-name="P17" svg:width="1.11cm" svg:height="0.452cm" svg:x="14.074cm" svg:y="0.009cm"><draw:text-box><text:p text:style-name="P16"><text:span text:style-name="T58">Artiste</text:span></text:p></draw:text-box></draw:frame><draw:frame draw:style-name="gr15" draw:text-style-name="P17" svg:width="1.602cm" svg:height="0.452cm" svg:x="12.726cm" svg:y="0.609cm"><draw:text-box><text:p text:style-name="P16"><text:span text:style-name="T59">artiste_id</text:span></text:p></draw:text-box></draw:frame><draw:frame draw:style-name="gr21" draw:text-style-name="P17" svg:width="1.87cm" svg:height="0.452cm" svg:x="14.727cm" svg:y="0.609cm"><draw:text-box><text:p text:style-name="P16"><text:span text:style-name="T58">entier (PK)</text:span></text:p></draw:text-box></draw:frame><draw:frame draw:style-name="gr22" draw:text-style-name="P17" svg:width="0.782cm" svg:height="0.452cm" svg:x="12.726cm" svg:y="1.208cm"><draw:text-box><text:p text:style-name="P16"><text:span text:style-name="T59">nom</text:span></text:p></draw:text-box></draw:frame><draw:frame draw:style-name="gr9" draw:text-style-name="P17" svg:width="0.865cm" svg:height="0.452cm" svg:x="14.727cm" svg:y="1.208cm"><draw:text-box><text:p text:style-name="P16"><text:span text:style-name="T58">texte</text:span></text:p></draw:text-box></draw:frame><draw:frame draw:style-name="gr23" draw:text-style-name="P17" svg:width="1.131cm" svg:height="0.452cm" svg:x="14.071cm" svg:y="2.409cm"><draw:text-box><text:p text:style-name="P16"><text:span text:style-name="T58">Album</text:span></text:p></draw:text-box></draw:frame><draw:frame draw:style-name="gr24" draw:text-style-name="P17" svg:width="1.622cm" svg:height="0.452cm" svg:x="12.726cm" svg:y="3.009cm"><draw:text-box><text:p text:style-name="P16"><text:span text:style-name="T59">album_id</text:span></text:p></draw:text-box></draw:frame><draw:frame draw:style-name="gr21" draw:text-style-name="P17" svg:width="1.87cm" svg:height="0.452cm" svg:x="14.727cm" svg:y="3.009cm"><draw:text-box><text:p text:style-name="P16"><text:span text:style-name="T58">entier (PK)</text:span></text:p></draw:text-box></draw:frame><draw:frame draw:style-name="gr22" draw:text-style-name="P17" svg:width="0.782cm" svg:height="0.452cm" svg:x="12.726cm" svg:y="3.609cm"><draw:text-box><text:p text:style-name="P16"><text:span text:style-name="T59">nom</text:span></text:p></draw:text-box></draw:frame><draw:frame draw:style-name="gr9" draw:text-style-name="P17" svg:width="0.865cm" svg:height="0.452cm" svg:x="14.727cm" svg:y="3.609cm"><draw:text-box><text:p text:style-name="P16"><text:span text:style-name="T58">texte</text:span></text:p></draw:text-box></draw:frame><draw:frame draw:style-name="gr23" draw:text-style-name="P17" svg:width="1.131cm" svg:height="0.452cm" svg:x="12.726cm" svg:y="4.209cm"><draw:text-box><text:p text:style-name="P16"><text:span text:style-name="T59">annee</text:span></text:p></draw:text-box></draw:frame><draw:frame draw:style-name="gr25" draw:text-style-name="P17" svg:width="0.989cm" svg:height="0.452cm" svg:x="14.727cm" svg:y="4.209cm"><draw:text-box><text:p text:style-name="P16"><text:span text:style-name="T58">entier</text:span></text:p></draw:text-box></draw:frame></draw:g></text:p>
        <text:p text:style-name="P8"/>
        <text:list xml:id="list122908053057906" text:continue-numbering="true" text:style-name="Questions">
          <text:list-item>
            <text:p text:style-name="P10">Compléter les tables <text:span text:style-name="T54">Morceau, Interprete et Artiste </text:span>ci-dessous à l’aide des informations déjà disponibles. Un des morceaux n’a pas été remis. Si les noms dépassent, mettre uniquement le début.</text:p>
          </text:list-item>
        </text:list>
        <text:p text:style-name="Standard"/>
        <text:p text:style-name="P8"><draw:g text:anchor-type="as-char" draw:z-index="4" draw:name="Forme2" draw:style-name="gr1"><draw:line draw:style-name="gr26" draw:text-style-name="P18" svg:x1="0cm" svg:y1="0.81cm" svg:x2="7.14cm" svg:y2="0.81cm"><text:p/></draw:line><draw:line draw:style-name="gr26" draw:text-style-name="P18" svg:x1="0.007cm" svg:y1="1.327cm" svg:x2="0.007cm" svg:y2="0.817cm"><text:p/></draw:line><draw:polygon draw:style-name="gr27" draw:text-style-name="P19" svg:width="1.884cm" svg:height="0.51cm" svg:x="0.014cm" svg:y="0.817cm" svg:viewBox="0 0 1885 511" draw:points="0,511 1885,511 1885,0 0,0"><text:p/></draw:polygon><draw:line draw:style-name="gr26" draw:text-style-name="P18" svg:x1="1.905cm" svg:y1="1.327cm" svg:x2="1.905cm" svg:y2="0.817cm"><text:p/></draw:line><draw:polygon draw:style-name="gr27" draw:text-style-name="P19" svg:width="3.67cm" svg:height="0.51cm" svg:x="1.912cm" svg:y="0.817cm" svg:viewBox="0 0 3671 511" draw:points="0,511 3671,511 3671,0 0,0"><text:p/></draw:polygon><draw:frame draw:style-name="gr28" draw:text-style-name="P21" svg:width="1.17cm" svg:height="0.449cm" svg:x="0.226cm" svg:y="0.785cm"><draw:text-box><text:p text:style-name="P20"><text:span text:style-name="T60">titre_id</text:span></text:p></draw:text-box></draw:frame><draw:line draw:style-name="gr26" draw:text-style-name="P18" svg:x1="5.589cm" svg:y1="1.327cm" svg:x2="5.589cm" svg:y2="0.817cm"><text:p/></draw:line><draw:polygon draw:style-name="gr27" draw:text-style-name="P19" svg:width="1.53cm" svg:height="0.51cm" svg:x="5.596cm" svg:y="0.817cm" svg:viewBox="0 0 1531 511" draw:points="0,511 1531,511 1531,0 0,0"><text:p/></draw:polygon><draw:frame draw:style-name="gr29" draw:text-style-name="P21" svg:width="0.655cm" svg:height="0.449cm" svg:x="3.325cm" svg:y="0.785cm"><draw:text-box><text:p text:style-name="P20"><text:span text:style-name="T60">titre</text:span></text:p></draw:text-box></draw:frame><draw:line draw:style-name="gr26" draw:text-style-name="P18" svg:x1="7.133cm" svg:y1="1.327cm" svg:x2="7.133cm" svg:y2="0.817cm"><text:p/></draw:line><draw:line draw:style-name="gr26" draw:text-style-name="P18" svg:x1="0cm" svg:y1="1.334cm" svg:x2="7.14cm" svg:y2="1.334cm"><text:p/></draw:line><draw:line draw:style-name="gr26" draw:text-style-name="P18" svg:x1="0cm" svg:y1="1.42cm" svg:x2="7.14cm" svg:y2="1.42cm"><text:p/></draw:line><draw:line draw:style-name="gr26" draw:text-style-name="P18" svg:x1="0.007cm" svg:y1="2.037cm" svg:x2="0.007cm" svg:y2="1.527cm"><text:p/></draw:line><draw:frame draw:style-name="gr30" draw:text-style-name="P21" svg:width="1.027cm" svg:height="0.449cm" svg:x="5.807cm" svg:y="0.785cm"><draw:text-box><text:p text:style-name="P20"><text:span text:style-name="T60">duree</text:span></text:p></draw:text-box></draw:frame><draw:line draw:style-name="gr26" draw:text-style-name="P18" svg:x1="1.905cm" svg:y1="2.037cm" svg:x2="1.905cm" svg:y2="1.527cm"><text:p/></draw:line><draw:frame draw:style-name="gr31" draw:text-style-name="P21" svg:width="0.678cm" svg:height="0.449cm" svg:x="0.998cm" svg:y="1.493cm"><draw:text-box><text:p text:style-name="P20"><text:span text:style-name="T60">519</text:span></text:p></draw:text-box></draw:frame><draw:line draw:style-name="gr26" draw:text-style-name="P18" svg:x1="5.589cm" svg:y1="2.037cm" svg:x2="5.589cm" svg:y2="1.527cm"><text:p/></draw:line><draw:line draw:style-name="gr26" draw:text-style-name="P18" svg:x1="7.133cm" svg:y1="1.937cm" svg:x2="7.133cm" svg:y2="1.427cm"><text:p/></draw:line><draw:line draw:style-name="gr26" draw:text-style-name="P18" svg:x1="0cm" svg:y1="1.944cm" svg:x2="7.14cm" svg:y2="1.944cm"><text:p/></draw:line><draw:line draw:style-name="gr26" draw:text-style-name="P18" svg:x1="0.007cm" svg:y1="2.56cm" svg:x2="0.007cm" svg:y2="2.05cm"><text:p/></draw:line><draw:frame draw:style-name="gr32" draw:text-style-name="P21" svg:width="1.908cm" svg:height="0.449cm" svg:x="2.124cm" svg:y="1.493cm"><draw:text-box><text:p text:style-name="P20"><text:span text:style-name="T60">Astronomy</text:span></text:p></draw:text-box></draw:frame><draw:line draw:style-name="gr26" draw:text-style-name="P18" svg:x1="1.905cm" svg:y1="2.56cm" svg:x2="1.905cm" svg:y2="2.05cm"><text:p/></draw:line><draw:frame draw:style-name="gr33" draw:text-style-name="P21" svg:width="0.904cm" svg:height="0.449cm" svg:x="0.767cm" svg:y="2.016cm"><draw:text-box><text:p text:style-name="P20"><text:span text:style-name="T60">1219</text:span></text:p></draw:text-box></draw:frame><draw:line draw:style-name="gr26" draw:text-style-name="P18" svg:x1="5.589cm" svg:y1="2.56cm" svg:x2="5.589cm" svg:y2="2.05cm"><text:p/></draw:line><draw:line draw:style-name="gr26" draw:text-style-name="P18" svg:x1="7.133cm" svg:y1="2.461cm" svg:x2="7.133cm" svg:y2="1.951cm"><text:p/></draw:line><draw:line draw:style-name="gr26" draw:text-style-name="P18" svg:x1="0cm" svg:y1="2.468cm" svg:x2="7.14cm" svg:y2="2.468cm"><text:p/></draw:line><draw:line draw:style-name="gr26" draw:text-style-name="P18" svg:x1="0.007cm" svg:y1="3.083cm" svg:x2="0.007cm" svg:y2="2.574cm"><text:p/></draw:line><draw:frame draw:style-name="gr32" draw:text-style-name="P21" svg:width="1.908cm" svg:height="0.449cm" svg:x="2.124cm" svg:y="2.016cm"><draw:text-box><text:p text:style-name="P20"><text:span text:style-name="T60">Astronomy</text:span></text:p></draw:text-box></draw:frame><draw:line draw:style-name="gr26" draw:text-style-name="P18" svg:x1="1.905cm" svg:y1="3.083cm" svg:x2="1.905cm" svg:y2="2.574cm"><text:p/></draw:line><draw:frame draw:style-name="gr31" draw:text-style-name="P21" svg:width="0.678cm" svg:height="0.449cm" svg:x="0.998cm" svg:y="2.542cm"><draw:text-box><text:p text:style-name="P20"><text:span text:style-name="T60">316</text:span></text:p></draw:text-box></draw:frame><draw:line draw:style-name="gr26" draw:text-style-name="P18" svg:x1="5.589cm" svg:y1="3.083cm" svg:x2="5.589cm" svg:y2="2.574cm"><text:p/></draw:line><draw:frame draw:style-name="gr34" draw:text-style-name="P21" svg:width="3.116cm" svg:height="0.449cm" svg:x="2.124cm" svg:y="2.542cm"><draw:text-box><text:p text:style-name="P20"><text:span text:style-name="T60">Stone Cold Crazy</text:span></text:p></draw:text-box></draw:frame><draw:line draw:style-name="gr26" draw:text-style-name="P18" svg:x1="7.133cm" svg:y1="2.984cm" svg:x2="7.133cm" svg:y2="2.475cm"><text:p/></draw:line><draw:line draw:style-name="gr26" draw:text-style-name="P18" svg:x1="0cm" svg:y1="2.991cm" svg:x2="7.14cm" svg:y2="2.991cm"><text:p/></draw:line><draw:line draw:style-name="gr26" draw:text-style-name="P18" svg:x1="0.007cm" svg:y1="3.606cm" svg:x2="0.007cm" svg:y2="3.096cm"><text:p/></draw:line><draw:frame draw:style-name="gr31" draw:text-style-name="P21" svg:width="0.678cm" svg:height="0.449cm" svg:x="6.227cm" svg:y="2.542cm"><draw:text-box><text:p text:style-name="P20"><text:span text:style-name="T60">136</text:span></text:p></draw:text-box></draw:frame><draw:line draw:style-name="gr26" draw:text-style-name="P18" svg:x1="1.905cm" svg:y1="3.606cm" svg:x2="1.905cm" svg:y2="3.096cm"><text:p/></draw:line><draw:frame draw:style-name="gr33" draw:text-style-name="P21" svg:width="0.904cm" svg:height="0.449cm" svg:x="0.767cm" svg:y="3.064cm"><draw:text-box><text:p text:style-name="P20"><text:span text:style-name="T60">1319</text:span></text:p></draw:text-box></draw:frame><draw:line draw:style-name="gr26" draw:text-style-name="P18" svg:x1="5.589cm" svg:y1="3.606cm" svg:x2="5.589cm" svg:y2="3.096cm"><text:p/></draw:line><draw:frame draw:style-name="gr34" draw:text-style-name="P21" svg:width="3.116cm" svg:height="0.449cm" svg:x="2.124cm" svg:y="3.064cm"><draw:text-box><text:p text:style-name="P20"><text:span text:style-name="T60">Stone Cold Crazy</text:span></text:p></draw:text-box></draw:frame><draw:line draw:style-name="gr26" draw:text-style-name="P18" svg:x1="7.133cm" svg:y1="3.508cm" svg:x2="7.133cm" svg:y2="2.998cm"><text:p/></draw:line><draw:line draw:style-name="gr26" draw:text-style-name="P18" svg:x1="0cm" svg:y1="3.514cm" svg:x2="7.14cm" svg:y2="3.514cm"><text:p/></draw:line><draw:line draw:style-name="gr26" draw:text-style-name="P18" svg:x1="0.007cm" svg:y1="4.13cm" svg:x2="0.007cm" svg:y2="3.62cm"><text:p/></draw:line><draw:frame draw:style-name="gr31" draw:text-style-name="P21" svg:width="0.678cm" svg:height="0.449cm" svg:x="6.227cm" svg:y="3.064cm"><draw:text-box><text:p text:style-name="P20"><text:span text:style-name="T60">139</text:span></text:p></draw:text-box></draw:frame><draw:line draw:style-name="gr26" draw:text-style-name="P18" svg:x1="1.905cm" svg:y1="4.13cm" svg:x2="1.905cm" svg:y2="3.62cm"><text:p/></draw:line><draw:line draw:style-name="gr26" draw:text-style-name="P18" svg:x1="5.589cm" svg:y1="4.13cm" svg:x2="5.589cm" svg:y2="3.62cm"><text:p/></draw:line><draw:frame draw:style-name="gr33" draw:text-style-name="P21" svg:width="0.904cm" svg:height="0.449cm" svg:x="0.767cm" svg:y="3.588cm"><draw:text-box><text:p text:style-name="P20"><text:span text:style-name="T60">1298</text:span></text:p></draw:text-box></draw:frame><draw:line draw:style-name="gr26" draw:text-style-name="P18" svg:x1="7.133cm" svg:y1="4.031cm" svg:x2="7.133cm" svg:y2="3.521cm"><text:p/></draw:line><draw:line draw:style-name="gr26" draw:text-style-name="P18" svg:x1="0cm" svg:y1="4.038cm" svg:x2="7.14cm" svg:y2="4.038cm"><text:p/></draw:line><draw:line draw:style-name="gr26" draw:text-style-name="P18" svg:x1="0.007cm" svg:y1="4.655cm" svg:x2="0.007cm" svg:y2="4.146cm"><text:p/></draw:line><draw:frame draw:style-name="gr31" draw:text-style-name="P21" svg:width="0.678cm" svg:height="0.449cm" svg:x="6.227cm" svg:y="3.588cm"><draw:text-box><text:p text:style-name="P20"><text:span text:style-name="T60">270</text:span></text:p></draw:text-box></draw:frame><draw:line draw:style-name="gr26" draw:text-style-name="P18" svg:x1="1.905cm" svg:y1="4.655cm" svg:x2="1.905cm" svg:y2="4.146cm"><text:p/></draw:line><draw:line draw:style-name="gr26" draw:text-style-name="P18" svg:x1="5.589cm" svg:y1="4.655cm" svg:x2="5.589cm" svg:y2="4.146cm"><text:p/></draw:line><draw:line draw:style-name="gr26" draw:text-style-name="P18" svg:x1="7.133cm" svg:y1="4.554cm" svg:x2="7.133cm" svg:y2="4.045cm"><text:p/></draw:line><draw:line draw:style-name="gr26" draw:text-style-name="P18" svg:x1="0cm" svg:y1="4.56cm" svg:x2="7.14cm" svg:y2="4.56cm"><text:p/></draw:line><draw:line draw:style-name="gr26" draw:text-style-name="P18" svg:x1="0.007cm" svg:y1="5.179cm" svg:x2="0.007cm" svg:y2="4.669cm"><text:p/></draw:line><draw:frame draw:style-name="gr33" draw:text-style-name="P21" svg:width="0.904cm" svg:height="0.449cm" svg:x="0.767cm" svg:y="4.112cm"><draw:text-box><text:p text:style-name="P20"><text:span text:style-name="T60">1570</text:span></text:p></draw:text-box></draw:frame><draw:line draw:style-name="gr26" draw:text-style-name="P18" svg:x1="1.905cm" svg:y1="5.179cm" svg:x2="1.905cm" svg:y2="4.669cm"><text:p/></draw:line><draw:line draw:style-name="gr26" draw:text-style-name="P18" svg:x1="5.589cm" svg:y1="5.179cm" svg:x2="5.589cm" svg:y2="4.669cm"><text:p/></draw:line><draw:line draw:style-name="gr26" draw:text-style-name="P18" svg:x1="7.133cm" svg:y1="5.077cm" svg:x2="7.133cm" svg:y2="4.567cm"><text:p/></draw:line><draw:line draw:style-name="gr26" draw:text-style-name="P18" svg:x1="0cm" svg:y1="5.084cm" svg:x2="7.14cm" svg:y2="5.084cm"><text:p/></draw:line><draw:line draw:style-name="gr26" draw:text-style-name="P18" svg:x1="0.007cm" svg:y1="5.703cm" svg:x2="0.007cm" svg:y2="5.193cm"><text:p/></draw:line><draw:frame draw:style-name="gr31" draw:text-style-name="P21" svg:width="0.678cm" svg:height="0.449cm" svg:x="0.998cm" svg:y="4.636cm"><draw:text-box><text:p text:style-name="P20"><text:span text:style-name="T60">401</text:span></text:p></draw:text-box></draw:frame><draw:line draw:style-name="gr26" draw:text-style-name="P18" svg:x1="1.905cm" svg:y1="5.703cm" svg:x2="1.905cm" svg:y2="5.193cm"><text:p/></draw:line><draw:frame draw:style-name="gr33" draw:text-style-name="P21" svg:width="0.904cm" svg:height="0.449cm" svg:x="0.767cm" svg:y="5.159cm"><draw:text-box><text:p text:style-name="P20"><text:span text:style-name="T60">1125</text:span></text:p></draw:text-box></draw:frame><draw:line draw:style-name="gr26" draw:text-style-name="P18" svg:x1="5.589cm" svg:y1="5.703cm" svg:x2="5.589cm" svg:y2="5.193cm"><text:p/></draw:line><draw:frame draw:style-name="gr35" draw:text-style-name="P21" svg:width="2.952cm" svg:height="0.449cm" svg:x="2.124cm" svg:y="5.159cm"><draw:text-box><text:p text:style-name="P20"><text:span text:style-name="T60">The Outlaw Torn</text:span></text:p></draw:text-box></draw:frame><draw:line draw:style-name="gr26" draw:text-style-name="P18" svg:x1="7.133cm" svg:y1="5.601cm" svg:x2="7.133cm" svg:y2="5.091cm"><text:p/></draw:line><draw:line draw:style-name="gr26" draw:text-style-name="P18" svg:x1="0cm" svg:y1="5.61cm" svg:x2="7.14cm" svg:y2="5.61cm"><text:p/></draw:line><draw:line draw:style-name="gr26" draw:text-style-name="P18" svg:x1="0.007cm" svg:y1="6.126cm" svg:x2="0.007cm" svg:y2="5.617cm"><text:p/></draw:line><draw:frame draw:style-name="gr31" draw:text-style-name="P21" svg:width="0.678cm" svg:height="0.449cm" svg:x="6.227cm" svg:y="5.159cm"><draw:text-box><text:p text:style-name="P20"><text:span text:style-name="T60">589</text:span></text:p></draw:text-box></draw:frame><draw:line draw:style-name="gr26" draw:text-style-name="P18" svg:x1="1.905cm" svg:y1="6.126cm" svg:x2="1.905cm" svg:y2="5.617cm"><text:p/></draw:line><draw:frame draw:style-name="gr33" draw:text-style-name="P21" svg:width="0.904cm" svg:height="0.449cm" svg:x="0.767cm" svg:y="5.683cm"><draw:text-box><text:p text:style-name="P20"><text:span text:style-name="T60">1591</text:span></text:p></draw:text-box></draw:frame><draw:line draw:style-name="gr26" draw:text-style-name="P18" svg:x1="5.589cm" svg:y1="6.126cm" svg:x2="5.589cm" svg:y2="5.617cm"><text:p/></draw:line><draw:frame draw:style-name="gr35" draw:text-style-name="P21" svg:width="2.952cm" svg:height="0.449cm" svg:x="2.124cm" svg:y="5.683cm"><draw:text-box><text:p text:style-name="P20"><text:span text:style-name="T60">The Outlaw Torn</text:span></text:p></draw:text-box></draw:frame><draw:line draw:style-name="gr26" draw:text-style-name="P18" svg:x1="7.133cm" svg:y1="6.126cm" svg:x2="7.133cm" svg:y2="5.617cm"><text:p/></draw:line><draw:line draw:style-name="gr26" draw:text-style-name="P18" svg:x1="0cm" svg:y1="6.133cm" svg:x2="7.14cm" svg:y2="6.133cm"><text:p/></draw:line><draw:line draw:style-name="gr26" draw:text-style-name="P18" svg:x1="7.222cm" svg:y1="0.025cm" svg:x2="11.436cm" svg:y2="0.025cm"><text:p/></draw:line><draw:line draw:style-name="gr26" draw:text-style-name="P18" svg:x1="7.229cm" svg:y1="0.543cm" svg:x2="7.229cm" svg:y2="0.034cm"><text:p/></draw:line><draw:polygon draw:style-name="gr27" draw:text-style-name="P19" svg:width="1.884cm" svg:height="0.509cm" svg:x="7.236cm" svg:y="0.034cm" svg:viewBox="0 0 1885 510" draw:points="0,510 1885,510 1885,0 0,0"><text:p/></draw:polygon><draw:frame draw:style-name="gr31" draw:text-style-name="P21" svg:width="0.678cm" svg:height="0.449cm" svg:x="6.227cm" svg:y="5.683cm"><draw:text-box><text:p text:style-name="P20"><text:span text:style-name="T60">599</text:span></text:p></draw:text-box></draw:frame><draw:line draw:style-name="gr26" draw:text-style-name="P18" svg:x1="9.127cm" svg:y1="0.543cm" svg:x2="9.127cm" svg:y2="0.034cm"><text:p/></draw:line><draw:polygon draw:style-name="gr27" draw:text-style-name="P19" svg:width="2.288cm" svg:height="0.509cm" svg:x="9.134cm" svg:y="0.034cm" svg:viewBox="0 0 2289 510" draw:points="0,510 2289,510 2289,0 0,0"><text:p/></draw:polygon><draw:frame draw:style-name="gr28" draw:text-style-name="P21" svg:width="1.17cm" svg:height="0.449cm" svg:x="7.447cm" svg:y="0cm"><draw:text-box><text:p text:style-name="P20"><text:span text:style-name="T60">titre_id</text:span></text:p></draw:text-box></draw:frame><draw:line draw:style-name="gr26" draw:text-style-name="P18" svg:x1="11.429cm" svg:y1="0.543cm" svg:x2="11.429cm" svg:y2="0.034cm"><text:p/></draw:line><draw:line draw:style-name="gr26" draw:text-style-name="P18" svg:x1="7.222cm" svg:y1="0.549cm" svg:x2="11.436cm" svg:y2="0.549cm"><text:p/></draw:line><draw:line draw:style-name="gr26" draw:text-style-name="P18" svg:x1="7.222cm" svg:y1="0.635cm" svg:x2="11.436cm" svg:y2="0.635cm"><text:p/></draw:line><draw:line draw:style-name="gr26" draw:text-style-name="P18" svg:x1="7.229cm" svg:y1="1.151cm" svg:x2="7.229cm" svg:y2="0.642cm"><text:p/></draw:line><draw:frame draw:style-name="gr36" draw:text-style-name="P21" svg:width="1.601cm" svg:height="0.449cm" svg:x="9.347cm" svg:y="0cm"><draw:text-box><text:p text:style-name="P20"><text:span text:style-name="T60">artiste_id</text:span></text:p></draw:text-box></draw:frame><draw:line draw:style-name="gr26" draw:text-style-name="P18" svg:x1="9.127cm" svg:y1="1.251cm" svg:x2="9.127cm" svg:y2="0.742cm"><text:p/></draw:line><draw:frame draw:style-name="gr37" draw:text-style-name="P21" svg:width="0.68cm" svg:height="0.449cm" svg:x="8.22cm" svg:y="0.707cm"><draw:text-box><text:p text:style-name="P20"><text:span text:style-name="T60">519</text:span></text:p></draw:text-box></draw:frame><draw:line draw:style-name="gr26" draw:text-style-name="P18" svg:x1="11.429cm" svg:y1="1.251cm" svg:x2="11.429cm" svg:y2="0.742cm"><text:p/></draw:line><draw:line draw:style-name="gr26" draw:text-style-name="P18" svg:x1="7.222cm" svg:y1="1.159cm" svg:x2="11.436cm" svg:y2="1.159cm"><text:p/></draw:line><draw:line draw:style-name="gr26" draw:text-style-name="P18" svg:x1="7.229cm" svg:y1="1.675cm" svg:x2="7.229cm" svg:y2="1.166cm"><text:p/></draw:line><draw:frame draw:style-name="gr38" draw:text-style-name="P21" svg:width="0.452cm" svg:height="0.449cm" svg:x="10.753cm" svg:y="0.707cm"><draw:text-box><text:p text:style-name="P20"><text:span text:style-name="T60">25</text:span></text:p></draw:text-box></draw:frame><draw:line draw:style-name="gr26" draw:text-style-name="P18" svg:x1="9.127cm" svg:y1="1.774cm" svg:x2="9.127cm" svg:y2="1.265cm"><text:p/></draw:line><draw:frame draw:style-name="gr33" draw:text-style-name="P21" svg:width="0.904cm" svg:height="0.449cm" svg:x="7.99cm" svg:y="1.231cm"><draw:text-box><text:p text:style-name="P20"><text:span text:style-name="T60">1219</text:span></text:p></draw:text-box></draw:frame><draw:line draw:style-name="gr26" draw:text-style-name="P18" svg:x1="11.429cm" svg:y1="1.774cm" svg:x2="11.429cm" svg:y2="1.265cm"><text:p/></draw:line><draw:line draw:style-name="gr26" draw:text-style-name="P18" svg:x1="7.222cm" svg:y1="1.682cm" svg:x2="11.436cm" svg:y2="1.682cm"><text:p/></draw:line><draw:line draw:style-name="gr26" draw:text-style-name="P18" svg:x1="7.229cm" svg:y1="2.199cm" svg:x2="7.229cm" svg:y2="1.689cm"><text:p/></draw:line><draw:frame draw:style-name="gr37" draw:text-style-name="P21" svg:width="0.68cm" svg:height="0.449cm" svg:x="10.522cm" svg:y="1.231cm"><draw:text-box><text:p text:style-name="P20"><text:span text:style-name="T60">154</text:span></text:p></draw:text-box></draw:frame><draw:line draw:style-name="gr26" draw:text-style-name="P18" svg:x1="9.127cm" svg:y1="2.299cm" svg:x2="9.127cm" svg:y2="1.789cm"><text:p/></draw:line><draw:line draw:style-name="gr26" draw:text-style-name="P18" svg:x1="11.429cm" svg:y1="2.299cm" svg:x2="11.429cm" svg:y2="1.789cm"><text:p/></draw:line><draw:line draw:style-name="gr26" draw:text-style-name="P18" svg:x1="7.222cm" svg:y1="2.206cm" svg:x2="11.436cm" svg:y2="2.206cm"><text:p/></draw:line><draw:line draw:style-name="gr26" draw:text-style-name="P18" svg:x1="7.229cm" svg:y1="2.722cm" svg:x2="7.229cm" svg:y2="2.213cm"><text:p/></draw:line><draw:frame draw:style-name="gr33" draw:text-style-name="P21" svg:width="0.904cm" svg:height="0.449cm" svg:x="7.99cm" svg:y="1.755cm"><draw:text-box><text:p text:style-name="P20"><text:span text:style-name="T60">1319</text:span></text:p></draw:text-box></draw:frame><draw:line draw:style-name="gr26" draw:text-style-name="P18" svg:x1="9.127cm" svg:y1="2.82cm" svg:x2="9.127cm" svg:y2="2.311cm"><text:p/></draw:line><draw:frame draw:style-name="gr33" draw:text-style-name="P21" svg:width="0.904cm" svg:height="0.449cm" svg:x="7.99cm" svg:y="2.279cm"><draw:text-box><text:p text:style-name="P20"><text:span text:style-name="T60">1298</text:span></text:p></draw:text-box></draw:frame><draw:line draw:style-name="gr26" draw:text-style-name="P18" svg:x1="11.429cm" svg:y1="2.82cm" svg:x2="11.429cm" svg:y2="2.311cm"><text:p/></draw:line><draw:line draw:style-name="gr26" draw:text-style-name="P18" svg:x1="7.222cm" svg:y1="2.73cm" svg:x2="11.436cm" svg:y2="2.73cm"><text:p/></draw:line><draw:line draw:style-name="gr26" draw:text-style-name="P18" svg:x1="7.229cm" svg:y1="3.246cm" svg:x2="7.229cm" svg:y2="2.737cm"><text:p/></draw:line><draw:frame draw:style-name="gr37" draw:text-style-name="P21" svg:width="0.68cm" svg:height="0.449cm" svg:x="10.522cm" svg:y="2.279cm"><draw:text-box><text:p text:style-name="P20"><text:span text:style-name="T60">154</text:span></text:p></draw:text-box></draw:frame><draw:line draw:style-name="gr26" draw:text-style-name="P18" svg:x1="9.127cm" svg:y1="3.344cm" svg:x2="9.127cm" svg:y2="2.835cm"><text:p/></draw:line><draw:frame draw:style-name="gr33" draw:text-style-name="P21" svg:width="0.904cm" svg:height="0.449cm" svg:x="7.99cm" svg:y="2.803cm"><draw:text-box><text:p text:style-name="P20"><text:span text:style-name="T60">1570</text:span></text:p></draw:text-box></draw:frame><draw:line draw:style-name="gr26" draw:text-style-name="P18" svg:x1="11.429cm" svg:y1="3.344cm" svg:x2="11.429cm" svg:y2="2.835cm"><text:p/></draw:line><draw:line draw:style-name="gr26" draw:text-style-name="P18" svg:x1="7.222cm" svg:y1="3.253cm" svg:x2="11.436cm" svg:y2="3.253cm"><text:p/></draw:line><draw:line draw:style-name="gr26" draw:text-style-name="P18" svg:x1="7.229cm" svg:y1="3.77cm" svg:x2="7.229cm" svg:y2="3.26cm"><text:p/></draw:line><draw:frame draw:style-name="gr37" draw:text-style-name="P21" svg:width="0.68cm" svg:height="0.449cm" svg:x="10.522cm" svg:y="2.803cm"><draw:text-box><text:p text:style-name="P20"><text:span text:style-name="T60">154</text:span></text:p></draw:text-box></draw:frame><draw:line draw:style-name="gr26" draw:text-style-name="P18" svg:x1="9.127cm" svg:y1="3.87cm" svg:x2="9.127cm" svg:y2="3.36cm"><text:p/></draw:line><draw:frame draw:style-name="gr33" draw:text-style-name="P21" svg:width="0.904cm" svg:height="0.449cm" svg:x="7.99cm" svg:y="3.327cm"><draw:text-box><text:p text:style-name="P20"><text:span text:style-name="T60">1570</text:span></text:p></draw:text-box></draw:frame><draw:line draw:style-name="gr26" draw:text-style-name="P18" svg:x1="11.429cm" svg:y1="3.87cm" svg:x2="11.429cm" svg:y2="3.36cm"><text:p/></draw:line><draw:line draw:style-name="gr26" draw:text-style-name="P18" svg:x1="7.222cm" svg:y1="3.775cm" svg:x2="11.436cm" svg:y2="3.775cm"><text:p/></draw:line><draw:line draw:style-name="gr26" draw:text-style-name="P18" svg:x1="7.229cm" svg:y1="4.294cm" svg:x2="7.229cm" svg:y2="3.784cm"><text:p/></draw:line><draw:frame draw:style-name="gr37" draw:text-style-name="P21" svg:width="0.68cm" svg:height="0.449cm" svg:x="10.522cm" svg:y="3.327cm"><draw:text-box><text:p text:style-name="P20"><text:span text:style-name="T60">318</text:span></text:p></draw:text-box></draw:frame><draw:line draw:style-name="gr26" draw:text-style-name="P18" svg:x1="9.127cm" svg:y1="4.394cm" svg:x2="9.127cm" svg:y2="3.884cm"><text:p/></draw:line><draw:frame draw:style-name="gr33" draw:text-style-name="P21" svg:width="0.904cm" svg:height="0.449cm" svg:x="7.99cm" svg:y="3.851cm"><draw:text-box><text:p text:style-name="P20"><text:span text:style-name="T60">1125</text:span></text:p></draw:text-box></draw:frame><draw:line draw:style-name="gr26" draw:text-style-name="P18" svg:x1="11.429cm" svg:y1="4.394cm" svg:x2="11.429cm" svg:y2="3.884cm"><text:p/></draw:line><draw:line draw:style-name="gr26" draw:text-style-name="P18" svg:x1="7.222cm" svg:y1="4.299cm" svg:x2="11.436cm" svg:y2="4.299cm"><text:p/></draw:line><draw:line draw:style-name="gr26" draw:text-style-name="P18" svg:x1="7.229cm" svg:y1="4.815cm" svg:x2="7.229cm" svg:y2="4.306cm"><text:p/></draw:line><draw:frame draw:style-name="gr37" draw:text-style-name="P21" svg:width="0.68cm" svg:height="0.449cm" svg:x="10.522cm" svg:y="3.851cm"><draw:text-box><text:p text:style-name="P20"><text:span text:style-name="T60">154</text:span></text:p></draw:text-box></draw:frame><draw:line draw:style-name="gr26" draw:text-style-name="P18" svg:x1="9.127cm" svg:y1="4.917cm" svg:x2="9.127cm" svg:y2="4.408cm"><text:p/></draw:line><draw:frame draw:style-name="gr33" draw:text-style-name="P21" svg:width="0.904cm" svg:height="0.449cm" svg:x="7.99cm" svg:y="4.373cm"><draw:text-box><text:p text:style-name="P20"><text:span text:style-name="T60">1591</text:span></text:p></draw:text-box></draw:frame><draw:line draw:style-name="gr26" draw:text-style-name="P18" svg:x1="11.429cm" svg:y1="4.917cm" svg:x2="11.429cm" svg:y2="4.408cm"><text:p/></draw:line><draw:line draw:style-name="gr26" draw:text-style-name="P18" svg:x1="7.222cm" svg:y1="4.824cm" svg:x2="11.436cm" svg:y2="4.824cm"><text:p/></draw:line><draw:line draw:style-name="gr26" draw:text-style-name="P18" svg:x1="7.229cm" svg:y1="5.34cm" svg:x2="7.229cm" svg:y2="4.83cm"><text:p/></draw:line><draw:frame draw:style-name="gr37" draw:text-style-name="P21" svg:width="0.68cm" svg:height="0.449cm" svg:x="10.522cm" svg:y="4.373cm"><draw:text-box><text:p text:style-name="P20"><text:span text:style-name="T60">154</text:span></text:p></draw:text-box></draw:frame><draw:line draw:style-name="gr26" draw:text-style-name="P18" svg:x1="9.127cm" svg:y1="5.441cm" svg:x2="9.127cm" svg:y2="4.931cm"><text:p/></draw:line><draw:frame draw:style-name="gr33" draw:text-style-name="P21" svg:width="0.904cm" svg:height="0.449cm" svg:x="7.99cm" svg:y="4.897cm"><draw:text-box><text:p text:style-name="P20"><text:span text:style-name="T60">1591</text:span></text:p></draw:text-box></draw:frame><draw:line draw:style-name="gr26" draw:text-style-name="P18" svg:x1="11.429cm" svg:y1="5.441cm" svg:x2="11.429cm" svg:y2="4.931cm"><text:p/></draw:line><draw:line draw:style-name="gr26" draw:text-style-name="P18" svg:x1="7.222cm" svg:y1="5.348cm" svg:x2="11.436cm" svg:y2="5.348cm"><text:p/></draw:line><draw:line draw:style-name="gr26" draw:text-style-name="P18" svg:x1="7.229cm" svg:y1="5.865cm" svg:x2="7.229cm" svg:y2="5.355cm"><text:p/></draw:line><draw:frame draw:style-name="gr37" draw:text-style-name="P21" svg:width="0.68cm" svg:height="0.449cm" svg:x="10.522cm" svg:y="4.897cm"><draw:text-box><text:p text:style-name="P20"><text:span text:style-name="T60">318</text:span></text:p></draw:text-box></draw:frame><draw:line draw:style-name="gr26" draw:text-style-name="P18" svg:x1="9.127cm" svg:y1="5.965cm" svg:x2="9.127cm" svg:y2="5.455cm"><text:p/></draw:line><draw:frame draw:style-name="gr37" draw:text-style-name="P21" svg:width="0.68cm" svg:height="0.449cm" svg:x="8.22cm" svg:y="5.42cm"><draw:text-box><text:p text:style-name="P20"><text:span text:style-name="T60">316</text:span></text:p></draw:text-box></draw:frame><draw:line draw:style-name="gr26" draw:text-style-name="P18" svg:x1="11.429cm" svg:y1="5.965cm" svg:x2="11.429cm" svg:y2="5.455cm"><text:p/></draw:line><draw:line draw:style-name="gr26" draw:text-style-name="P18" svg:x1="7.222cm" svg:y1="5.872cm" svg:x2="11.436cm" svg:y2="5.872cm"><text:p/></draw:line><draw:line draw:style-name="gr26" draw:text-style-name="P18" svg:x1="7.229cm" svg:y1="6.388cm" svg:x2="7.229cm" svg:y2="5.879cm"><text:p/></draw:line><draw:frame draw:style-name="gr38" draw:text-style-name="P21" svg:width="0.452cm" svg:height="0.449cm" svg:x="10.753cm" svg:y="5.42cm"><draw:text-box><text:p text:style-name="P20"><text:span text:style-name="T60">79</text:span></text:p></draw:text-box></draw:frame><draw:line draw:style-name="gr26" draw:text-style-name="P18" svg:x1="9.127cm" svg:y1="6.488cm" svg:x2="9.127cm" svg:y2="5.979cm"><text:p/></draw:line><draw:frame draw:style-name="gr37" draw:text-style-name="P21" svg:width="0.68cm" svg:height="0.449cm" svg:x="8.22cm" svg:y="5.944cm"><draw:text-box><text:p text:style-name="P20"><text:span text:style-name="T60">401</text:span></text:p></draw:text-box></draw:frame><draw:line draw:style-name="gr26" draw:text-style-name="P18" svg:x1="11.429cm" svg:y1="6.488cm" svg:x2="11.429cm" svg:y2="5.979cm"><text:p/></draw:line><draw:line draw:style-name="gr26" draw:text-style-name="P18" svg:x1="7.222cm" svg:y1="6.395cm" svg:x2="11.436cm" svg:y2="6.395cm"><text:p/></draw:line><draw:line draw:style-name="gr26" draw:text-style-name="P18" svg:x1="7.229cm" svg:y1="6.912cm" svg:x2="7.229cm" svg:y2="6.402cm"><text:p/></draw:line><draw:frame draw:style-name="gr38" draw:text-style-name="P21" svg:width="0.452cm" svg:height="0.449cm" svg:x="10.753cm" svg:y="5.944cm"><draw:text-box><text:p text:style-name="P20"><text:span text:style-name="T60">79</text:span></text:p></draw:text-box></draw:frame><draw:line draw:style-name="gr26" draw:text-style-name="P18" svg:x1="9.127cm" svg:y1="6.912cm" svg:x2="9.127cm" svg:y2="6.402cm"><text:p/></draw:line><draw:frame draw:style-name="gr37" draw:text-style-name="P21" svg:width="0.68cm" svg:height="0.449cm" svg:x="8.22cm" svg:y="6.468cm"><draw:text-box><text:p text:style-name="P20"><text:span text:style-name="T60">401</text:span></text:p></draw:text-box></draw:frame><draw:line draw:style-name="gr26" draw:text-style-name="P18" svg:x1="11.429cm" svg:y1="6.912cm" svg:x2="11.429cm" svg:y2="6.402cm"><text:p/></draw:line><draw:line draw:style-name="gr26" draw:text-style-name="P18" svg:x1="7.222cm" svg:y1="6.919cm" svg:x2="11.436cm" svg:y2="6.919cm"><text:p/></draw:line><draw:line draw:style-name="gr26" draw:text-style-name="P18" svg:x1="11.518cm" svg:y1="1.86cm" svg:x2="18.377cm" svg:y2="1.86cm"><text:p/></draw:line><draw:line draw:style-name="gr26" draw:text-style-name="P18" svg:x1="11.525cm" svg:y1="2.476cm" svg:x2="11.525cm" svg:y2="1.967cm"><text:p/></draw:line><draw:polygon draw:style-name="gr27" draw:text-style-name="P19" svg:width="2.287cm" svg:height="0.509cm" svg:x="11.532cm" svg:y="1.867cm" svg:viewBox="0 0 2288 510" draw:points="0,510 2288,510 2288,0 0,0"><text:p/></draw:polygon><draw:frame draw:style-name="gr37" draw:text-style-name="P21" svg:width="0.68cm" svg:height="0.449cm" svg:x="10.522cm" svg:y="6.468cm"><draw:text-box><text:p text:style-name="P20"><text:span text:style-name="T60">108</text:span></text:p></draw:text-box></draw:frame><draw:line draw:style-name="gr26" draw:text-style-name="P18" svg:x1="13.826cm" svg:y1="2.376cm" svg:x2="13.826cm" svg:y2="1.867cm"><text:p/></draw:line><draw:line draw:style-name="gr26" draw:text-style-name="P18" svg:x1="13.84cm" svg:y1="2.376cm" svg:x2="13.84cm" svg:y2="1.867cm"><text:p/></draw:line><draw:polygon draw:style-name="gr27" draw:text-style-name="P19" svg:width="4.516cm" svg:height="0.509cm" svg:x="13.847cm" svg:y="1.867cm" svg:viewBox="0 0 4517 510" draw:points="0,510 4517,510 4517,0 0,0"><text:p/></draw:polygon><draw:frame draw:style-name="gr39" draw:text-style-name="P21" svg:width="1.602cm" svg:height="0.449cm" svg:x="11.742cm" svg:y="1.833cm"><draw:text-box><text:p text:style-name="P20"><text:span text:style-name="T60">artiste_id</text:span></text:p></draw:text-box></draw:frame><draw:line draw:style-name="gr26" draw:text-style-name="P18" svg:x1="18.37cm" svg:y1="2.376cm" svg:x2="18.37cm" svg:y2="1.867cm"><text:p/></draw:line><draw:line draw:style-name="gr26" draw:text-style-name="P18" svg:x1="11.518cm" svg:y1="2.383cm" svg:x2="18.377cm" svg:y2="2.383cm"><text:p/></draw:line><draw:line draw:style-name="gr26" draw:text-style-name="P18" svg:x1="11.518cm" svg:y1="2.468cm" svg:x2="18.377cm" svg:y2="2.468cm"><text:p/></draw:line><draw:line draw:style-name="gr26" draw:text-style-name="P18" svg:x1="11.525cm" svg:y1="3.083cm" svg:x2="11.525cm" svg:y2="2.574cm"><text:p/></draw:line><draw:line draw:style-name="gr26" draw:text-style-name="P18" svg:x1="13.826cm" svg:y1="2.984cm" svg:x2="13.826cm" svg:y2="2.475cm"><text:p/></draw:line><draw:frame draw:style-name="gr40" draw:text-style-name="P21" svg:width="0.78cm" svg:height="0.449cm" svg:x="15.676cm" svg:y="1.833cm"><draw:text-box><text:p text:style-name="P20"><text:span text:style-name="T60">nom</text:span></text:p></draw:text-box></draw:frame><draw:line draw:style-name="gr26" draw:text-style-name="P18" svg:x1="18.37cm" svg:y1="2.984cm" svg:x2="18.37cm" svg:y2="2.475cm"><text:p/></draw:line><draw:line draw:style-name="gr26" draw:text-style-name="P18" svg:x1="11.518cm" svg:y1="2.991cm" svg:x2="18.377cm" svg:y2="2.991cm"><text:p/></draw:line><draw:line draw:style-name="gr26" draw:text-style-name="P18" svg:x1="11.525cm" svg:y1="3.606cm" svg:x2="11.525cm" svg:y2="3.096cm"><text:p/></draw:line><draw:frame draw:style-name="gr41" draw:text-style-name="P21" svg:width="1.558cm" svg:height="0.449cm" svg:x="14.046cm" svg:y="2.542cm"><draw:text-box><text:p text:style-name="P20"><text:span text:style-name="T60">Metallica</text:span></text:p></draw:text-box></draw:frame><draw:line draw:style-name="gr26" draw:text-style-name="P18" svg:x1="13.826cm" svg:y1="3.508cm" svg:x2="13.826cm" svg:y2="2.998cm"><text:p/></draw:line><draw:line draw:style-name="gr26" draw:text-style-name="P18" svg:x1="18.37cm" svg:y1="3.508cm" svg:x2="18.37cm" svg:y2="2.998cm"><text:p/></draw:line><draw:line draw:style-name="gr26" draw:text-style-name="P18" svg:x1="11.518cm" svg:y1="3.514cm" svg:x2="18.377cm" svg:y2="3.514cm"><text:p/></draw:line><draw:line draw:style-name="gr26" draw:text-style-name="P18" svg:x1="11.525cm" svg:y1="4.13cm" svg:x2="11.525cm" svg:y2="3.62cm"><text:p/></draw:line><draw:frame draw:style-name="gr37" draw:text-style-name="P21" svg:width="0.68cm" svg:height="0.449cm" svg:x="12.919cm" svg:y="3.064cm"><draw:text-box><text:p text:style-name="P20"><text:span text:style-name="T60">318</text:span></text:p></draw:text-box></draw:frame><draw:line draw:style-name="gr26" draw:text-style-name="P18" svg:x1="13.826cm" svg:y1="4.031cm" svg:x2="13.826cm" svg:y2="3.521cm"><text:p/></draw:line><draw:line draw:style-name="gr26" draw:text-style-name="P18" svg:x1="18.37cm" svg:y1="4.031cm" svg:x2="18.37cm" svg:y2="3.521cm"><text:p/></draw:line><draw:line draw:style-name="gr26" draw:text-style-name="P18" svg:x1="11.518cm" svg:y1="4.038cm" svg:x2="18.377cm" svg:y2="4.038cm"><text:p/></draw:line><draw:line draw:style-name="gr26" draw:text-style-name="P18" svg:x1="11.525cm" svg:y1="4.655cm" svg:x2="11.525cm" svg:y2="4.146cm"><text:p/></draw:line><draw:frame draw:style-name="gr38" draw:text-style-name="P21" svg:width="0.452cm" svg:height="0.449cm" svg:x="13.15cm" svg:y="3.588cm"><draw:text-box><text:p text:style-name="P20"><text:span text:style-name="T60">25</text:span></text:p></draw:text-box></draw:frame><draw:line draw:style-name="gr26" draw:text-style-name="P18" svg:x1="13.826cm" svg:y1="4.554cm" svg:x2="13.826cm" svg:y2="4.045cm"><text:p/></draw:line><draw:line draw:style-name="gr26" draw:text-style-name="P18" svg:x1="18.37cm" svg:y1="4.554cm" svg:x2="18.37cm" svg:y2="4.045cm"><text:p/></draw:line><draw:line draw:style-name="gr26" draw:text-style-name="P18" svg:x1="11.518cm" svg:y1="4.56cm" svg:x2="18.377cm" svg:y2="4.56cm"><text:p/></draw:line><draw:line draw:style-name="gr26" draw:text-style-name="P18" svg:x1="11.525cm" svg:y1="5.077cm" svg:x2="11.525cm" svg:y2="4.567cm"><text:p/></draw:line><draw:frame draw:style-name="gr38" draw:text-style-name="P21" svg:width="0.452cm" svg:height="0.449cm" svg:x="13.15cm" svg:y="4.112cm"><draw:text-box><text:p text:style-name="P20"><text:span text:style-name="T60">79</text:span></text:p></draw:text-box></draw:frame><draw:line draw:style-name="gr26" draw:text-style-name="P18" svg:x1="13.826cm" svg:y1="5.077cm" svg:x2="13.826cm" svg:y2="4.567cm"><text:p/></draw:line><draw:line draw:style-name="gr26" draw:text-style-name="P18" svg:x1="18.37cm" svg:y1="5.077cm" svg:x2="18.37cm" svg:y2="4.567cm"><text:p/></draw:line><draw:line draw:style-name="gr26" draw:text-style-name="P18" svg:x1="11.518cm" svg:y1="5.084cm" svg:x2="18.377cm" svg:y2="5.084cm"><text:p/></draw:line><draw:frame draw:style-name="gr37" draw:text-style-name="P21" svg:width="0.68cm" svg:height="0.449cm" svg:x="12.919cm" svg:y="4.636cm"><draw:text-box><text:p text:style-name="P20"><text:span text:style-name="T60">108</text:span></text:p></draw:text-box></draw:frame></draw:g></text:p>
        <text:p text:style-name="Standard"/>
        <text:list xml:id="list122908582062051" text:continue-numbering="true" text:style-name="Questions">
          <text:list-item>
            <text:p text:style-name="P10">Comment appelle-t-on les clefs de certaines tables <text:span text:style-name="T45">comme </text:span><text:span text:style-name="T38">I</text:span><text:span text:style-name="T45">nterprete </text:span><text:span text:style-name="T37">dont les valeurs sont définies dans d’autres tables ?</text:span></text:p>
          </text:list-item>
          <text:list-item>
            <text:p text:style-name="P10">Expliquer pourquoi le couple (titre_id, artiste_id) peut servir de clef primaire à Interprete.</text:p>
          </text:list-item>
          <text:list-item>
            <text:p text:style-name="P10">Traduire en langage naturel les requêtes suivantes :</text:p>
          </text:list-item>
        </text:list>
        <text:p text:style-name="Standard"/>
        <text:p text:style-name="P8"><draw:frame draw:style-name="fr2" draw:name="Cadre12" text:anchor-type="as-char" svg:width="17cm" svg:height="4.72cm" draw:z-index="5"><draw:text-box><text:p text:style-name="P3"><text:span text:style-name="T13">--</text:span><text:span text:style-name="T14"> </text:span><text:span text:style-name="T13">Requete</text:span><text:span text:style-name="T15"> </text:span><text:span text:style-name="T13">1</text:span></text:p><text:p text:style-name="P4"><text:span text:style-name="T17">SELECT</text:span><text:span text:style-name="T18"> </text:span><text:span text:style-name="T46">titre,</text:span><text:span text:style-name="T47"> </text:span><text:span text:style-name="T46">duree</text:span><text:span text:style-name="T48"> </text:span><text:span text:style-name="T17">FROM</text:span><text:span text:style-name="T19"> </text:span><text:span text:style-name="T46">Morceau</text:span><text:span text:style-name="T48"> </text:span><text:span text:style-name="T17">WHERE</text:span><text:span text:style-name="T19"> </text:span><text:span text:style-name="T46">duree</text:span><text:span text:style-name="T48"> </text:span><text:span text:style-name="T46">&gt;</text:span><text:span text:style-name="T47"> </text:span><text:span text:style-name="T46">600</text:span><text:span text:style-name="T48"> </text:span><text:span text:style-name="T17">ORDER</text:span><text:span text:style-name="T19"> </text:span><text:span text:style-name="T17">BY</text:span><text:span text:style-name="T19"> </text:span><text:span text:style-name="T46">duree</text:span><text:span text:style-name="T48"> </text:span><text:span text:style-name="T17">DESC</text:span><text:span text:style-name="T46">;</text:span></text:p><text:p text:style-name="P3"/><text:p text:style-name="P3"><text:span text:style-name="T13">--</text:span><text:span text:style-name="T14"> </text:span><text:span text:style-name="T13">Requete</text:span><text:span text:style-name="T15"> </text:span><text:span text:style-name="T13">2</text:span></text:p><text:p text:style-name="P5"><text:span text:style-name="T16">SELECT</text:span><text:span text:style-name="T20"> </text:span>cd,<text:span text:style-name="T49"> </text:span>piste,<text:span text:style-name="T50"> </text:span>titre<text:span text:style-name="T49"> </text:span></text:p><text:p text:style-name="P5"><text:span text:style-name="T16">FROM</text:span><text:span text:style-name="T20"> </text:span>Morceau</text:p><text:p text:style-name="P5"><text:span text:style-name="T16">JOIN</text:span><text:span text:style-name="T21"> </text:span>Contient<text:span text:style-name="T12"> </text:span><text:span text:style-name="T16">ON</text:span><text:span text:style-name="T21"> </text:span>Contient.titre_id<text:span text:style-name="T12"> </text:span>=<text:span text:style-name="T12"> </text:span>Morceau.titre_id</text:p><text:p text:style-name="P5"><text:span text:style-name="T16">JOIN</text:span><text:span text:style-name="T22"> </text:span>Album<text:span text:style-name="T2"> </text:span><text:span text:style-name="T16">ON</text:span><text:span text:style-name="T22"> </text:span>Contient.album_id<text:span text:style-name="T2"> </text:span>=<text:span text:style-name="T2"> </text:span>Album.album_id<text:span text:style-name="T3"> </text:span></text:p><text:p text:style-name="P5"><text:span text:style-name="T16">WHERE</text:span><text:span text:style-name="T23"> </text:span>nom =<text:span text:style-name="T3"> </text:span><text:span text:style-name="T33">"Garage</text:span><text:span text:style-name="T34"> </text:span><text:span text:style-name="T33">Inc."</text:span></text:p><text:p text:style-name="P4"><text:span text:style-name="T17">ORDER</text:span><text:span text:style-name="T24"> </text:span><text:span text:style-name="T17">BY</text:span><text:span text:style-name="T25"> </text:span><text:span text:style-name="T46">cd,</text:span><text:span text:style-name="T51"> </text:span><text:span text:style-name="T46">piste;</text:span></text:p></draw:text-box></draw:frame></text:p>
        <text:p text:style-name="Standard"/>
        <text:list xml:id="list122907168172912" text:continue-numbering="true" text:style-name="Questions">
          <text:list-item>
            <text:p text:style-name="P10">Donner les requêtes SQL permettant d’obtenir les résultats suivants :</text:p>
            <text:list>
              <text:list-item>
                <text:p text:style-name="P10">Le nom de l’artiste dont l’identifiant est 200.</text:p>
              </text:list-item>
              <text:list-item>
                <text:p text:style-name="P10">Le nom de tous les albums sortis entre 1999 et 2010 <text:span text:style-name="T44">compris</text:span>.</text:p>
              </text:list-item>
              <text:list-item>
                <text:p text:style-name="P10">Le titre et la durée de tous les morceaux, triés par ordre décroissant de durée, de l’artiste dont l’identifiant est 200.</text:p>
              </text:list-item>
            </text:list>
          </text:list-item>
          <text:list-item>
            <text:p text:style-name="P10">Les stars étant capricieuses, certaines veulent changer de nom.<text:line-break/>Donner la requête permettant à 'Maître Gims' de devenir 'Gims' dans la table des artistes.</text:p>
          </text:list-item>
        </text:list>
        <text:p text:style-name="Standard"/>
        <text:p text:style-name="Standard"/>
        <text:p text:style-name="P12">On ajoute maintenant les tables <text:span text:style-name="T45">ci-dessous </text:span>pour les utilisateurs :</text:p>
        <text:p text:style-name="P8">Utilisateur(<text:span text:style-name="T43">util_id</text:span>, nom, e-mail, adresse)</text:p>
        <text:p text:style-name="P8">Ecoute(<text:span text:style-name="T43">id_ecoute</text:span>, <text:span text:style-name="T42">titre_id</text:span>, <text:span text:style-name="T42">util_id</text:span>, date)</text:p>
        <text:p text:style-name="Standard"/>
        <text:list xml:id="list122907765461779" text:continue-numbering="true" text:style-name="Questions">
          <text:list-item>
            <text:p text:style-name="P10">Expliquer pourquoi le couple (titre_id ,util_id) ne peut pas être une clef primaire <text:span text:style-name="T55">de la table Ecoute.</text:span></text:p>
          </text:list-item>
          <text:list-item>
            <text:p text:style-name="P10">Donner la requête SQL permettant d’ajouter l’utilisateur numéro 2179, qui s’appelle Bob VHS, dont l’email est bob.vhs@hotmail.com et qui habite à New York.</text:p>
          </text:list-item>
          <text:list-item>
            <text:p text:style-name="P10">Traduire l<text:span text:style-name="T39">a</text:span> requête suivante en langage naturel :</text:p>
          </text:list-item>
        </text:list>
        <text:p text:style-name="Standard"/>
        <text:p text:style-name="P8"><draw:frame draw:style-name="fr1" draw:name="Cadre2" text:anchor-type="as-char" svg:width="17cm" svg:height="2.011cm" draw:z-index="3"><draw:text-box><text:p text:style-name="P6"><text:span text:style-name="T26">SELECT</text:span><text:span text:style-name="T27"> </text:span><text:span text:style-name="T26">COUNT</text:span><text:span text:style-name="T52">(</text:span><text:span text:style-name="T26">DISTINCT</text:span><text:span text:style-name="T28"> </text:span><text:span text:style-name="T52">titre)</text:span></text:p><text:p text:style-name="P6"><text:span text:style-name="T26">FROM</text:span><text:span text:style-name="T29"> </text:span><text:span text:style-name="T52">Morceau</text:span></text:p><text:p text:style-name="P4"><text:span text:style-name="T16">JOIN</text:span><text:span text:style-name="T30"> </text:span>Ecoute<text:span text:style-name="T53"> </text:span><text:span text:style-name="T16">ON</text:span><text:span text:style-name="T31"> </text:span>Morceau.titre_id<text:span text:style-name="T53"> </text:span>=<text:span text:style-name="T53"> </text:span>Ecoute.titre_id</text:p><text:p text:style-name="P4"><text:span text:style-name="T16">WHERE</text:span><text:span text:style-name="T32"> </text:span><text:span text:style-name="T16">date</text:span><text:span text:style-name="T32"> </text:span>=<text:span text:style-name="T11"> </text:span><text:span text:style-name="T33">"2020-12-12"</text:span>;</text:p></draw:text-box></draw:frame></text:p>
        <text:p text:style-name="Standard"/>
        <text:p text:style-name="Standard"/>
        <text:list xml:id="list122906895377430" text:continue-numbering="true" text:style-name="Questions">
          <text:list-item>
            <text:p text:style-name="P10"><text:span text:style-name="T56">Cliquez </text:span><text:span text:style-name="T57">sur </text:span><text:a xlink:type="simple" xlink:href="https://sqliteonline.com/#urldb=https://tfontanet.github.io/tnsi/tnsi-sgbd-catalogue-musique.db" text:style-name="Internet_20_link" text:visited-style-name="Visited_20_Internet_20_Link"><text:span text:style-name="T57">« ouvrir SQLite online avec la base de donnée du TP »</text:span></text:a>, puis écrire une requête qui permette d’obtenir un <text:span text:style-name="T57">affichage</text:span> le plus proche possible d<text:span text:style-name="T57">u tableau</text:span> présenté en tout début d<text:span text:style-name="T56">e TP !</text:span></text:p>
          </text:list-item>
        </text:list>
        <text:p text:style-name="Standard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Kp" svg:font-family="Kp"/>
    <style:font-face style:name="Kp1" svg:font-family="Kp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Arial1" fo:font-family="Arial" style:font-style-name="Normal" style:font-family-generic="swiss" style:font-pitch="variable" fo:language="fr" fo:country="FR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986cm" fo:margin-right="0cm" fo:text-indent="0cm" style:auto-text-indent="false"/>
      <style:text-properties style:font-name="Cambria" fo:font-family="Cambria" style:font-family-generic="roman" style:font-pitch="variable" fo:font-size="12pt" fo:language="fr" fo:country="FR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Standard" style:default-outline-level="" style:class="chapter">
      <style:paragraph-properties fo:margin-left="6.364cm" fo:margin-right="7.525cm" fo:margin-top="0.116cm" fo:margin-bottom="0cm" style:contextual-spacing="false" fo:text-align="center" style:justify-single-word="false" fo:text-indent="0cm" style:auto-text-indent="false"/>
      <style:text-properties style:font-name="Cambria" fo:font-family="Cambria" style:font-family-generic="roman" style:font-pitch="variable" fo:font-size="14pt" fo:language="fr" fo:country="FR" fo:font-style="italic" style:font-name-asian="Cambria1" style:font-family-asian="Cambria" style:font-family-generic-asian="system" style:font-pitch-asian="variable" style:font-size-asian="14pt" style:language-asian="en" style:country-asian="US" style:font-style-asian="italic" style:font-name-complex="Cambria1" style:font-family-complex="Cambria" style:font-family-generic-complex="system" style:font-pitch-complex="variable" style:font-size-complex="14pt" style:language-complex="ar" style:country-complex="SA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986cm" fo:margin-right="0cm" fo:text-indent="-0.577cm" style:auto-text-indent="false"/>
      <style:text-properties style:font-name="Cambria" fo:font-family="Cambria" style:font-family-generic="roman" style:font-pitch="variable" fo:language="fr" fo:country="FR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Cambria" fo:font-family="Cambria" style:font-family-generic="roman" style:font-pitch="variable" fo:language="fr" fo:country="FR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fo:language="fr" fo:country="FR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94%"/>
    </style:style>
    <style:style style:name="ListLabel_20_2" style:display-name="ListLabel 2" style:family="text">
      <style:text-properties fo:language="fr" fo:country="FR" style:language-asian="en" style:country-asian="US" style:language-complex="ar" style:country-complex="SA"/>
    </style:style>
    <style:style style:name="ListLabel_20_3" style:display-name="ListLabel 3" style:family="text">
      <style:text-properties fo:language="fr" fo:country="FR" style:language-asian="en" style:country-asian="US" style:language-complex="ar" style:country-complex="SA"/>
    </style:style>
    <style:style style:name="ListLabel_20_4" style:display-name="ListLabel 4" style:family="text">
      <style:text-properties fo:language="fr" fo:country="FR" style:language-asian="en" style:country-asian="US" style:language-complex="ar" style:country-complex="SA"/>
    </style:style>
    <style:style style:name="ListLabel_20_5" style:display-name="ListLabel 5" style:family="text">
      <style:text-properties fo:language="fr" fo:country="FR" style:language-asian="en" style:country-asian="US" style:language-complex="ar" style:country-complex="SA"/>
    </style:style>
    <style:style style:name="ListLabel_20_6" style:display-name="ListLabel 6" style:family="text">
      <style:text-properties fo:language="fr" fo:country="FR" style:language-asian="en" style:country-asian="US" style:language-complex="ar" style:country-complex="SA"/>
    </style:style>
    <style:style style:name="ListLabel_20_7" style:display-name="ListLabel 7" style:family="text">
      <style:text-properties fo:language="fr" fo:country="FR" style:language-asian="en" style:country-asian="US" style:language-complex="ar" style:country-complex="SA"/>
    </style:style>
    <style:style style:name="ListLabel_20_8" style:display-name="ListLabel 8" style:family="text">
      <style:text-properties fo:language="fr" fo:country="FR" style:language-asian="en" style:country-asian="US" style:language-complex="ar" style:country-complex="SA"/>
    </style:style>
    <style:style style:name="ListLabel_20_9" style:display-name="ListLabel 9" style:family="text">
      <style:text-properties fo:language="fr" fo:country="FR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fr" fo:country="FR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92%"/>
    </style:style>
    <style:style style:name="ListLabel_20_11" style:display-name="ListLabel 11" style:family="text">
      <style:text-properties fo:font-size="12pt" fo:language="fr" fo:country="FR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93%"/>
    </style:style>
    <style:style style:name="ListLabel_20_12" style:display-name="ListLabel 12" style:family="text">
      <style:text-properties fo:language="fr" fo:country="FR" style:language-asian="en" style:country-asian="US" style:language-complex="ar" style:country-complex="SA"/>
    </style:style>
    <style:style style:name="ListLabel_20_13" style:display-name="ListLabel 13" style:family="text">
      <style:text-properties fo:language="fr" fo:country="FR" style:language-asian="en" style:country-asian="US" style:language-complex="ar" style:country-complex="SA"/>
    </style:style>
    <style:style style:name="ListLabel_20_14" style:display-name="ListLabel 14" style:family="text">
      <style:text-properties fo:language="fr" fo:country="FR" style:language-asian="en" style:country-asian="US" style:language-complex="ar" style:country-complex="SA"/>
    </style:style>
    <style:style style:name="ListLabel_20_15" style:display-name="ListLabel 15" style:family="text">
      <style:text-properties fo:language="fr" fo:country="FR" style:language-asian="en" style:country-asian="US" style:language-complex="ar" style:country-complex="SA"/>
    </style:style>
    <style:style style:name="ListLabel_20_16" style:display-name="ListLabel 16" style:family="text">
      <style:text-properties fo:language="fr" fo:country="FR" style:language-asian="en" style:country-asian="US" style:language-complex="ar" style:country-complex="SA"/>
    </style:style>
    <style:style style:name="ListLabel_20_17" style:display-name="ListLabel 17" style:family="text">
      <style:text-properties fo:language="fr" fo:country="FR" style:language-asian="en" style:country-asian="US" style:language-complex="ar" style:country-complex="SA"/>
    </style:style>
    <style:style style:name="ListLabel_20_18" style:display-name="ListLabel 18" style:family="text">
      <style:text-properties fo:language="fr" fo:country="FR" style:language-asian="en" style:country-asian="US" style:language-complex="ar" style:country-complex="SA"/>
    </style:style>
    <style:style style:name="ListLabel_20_19" style:display-name="ListLabel 19" style:family="text">
      <style:text-properties fo:font-size="12pt" fo:language="fr" fo:country="FR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4%"/>
    </style:style>
    <style:style style:name="ListLabel_20_20" style:display-name="ListLabel 20" style:family="text">
      <style:text-properties fo:language="fr" fo:country="FR" style:language-asian="en" style:country-asian="US" style:language-complex="ar" style:country-complex="SA"/>
    </style:style>
    <style:style style:name="ListLabel_20_21" style:display-name="ListLabel 21" style:family="text">
      <style:text-properties fo:language="fr" fo:country="FR" style:language-asian="en" style:country-asian="US" style:language-complex="ar" style:country-complex="SA"/>
    </style:style>
    <style:style style:name="ListLabel_20_22" style:display-name="ListLabel 22" style:family="text">
      <style:text-properties fo:language="fr" fo:country="FR" style:language-asian="en" style:country-asian="US" style:language-complex="ar" style:country-complex="SA"/>
    </style:style>
    <style:style style:name="ListLabel_20_23" style:display-name="ListLabel 23" style:family="text">
      <style:text-properties fo:language="fr" fo:country="FR" style:language-asian="en" style:country-asian="US" style:language-complex="ar" style:country-complex="SA"/>
    </style:style>
    <style:style style:name="ListLabel_20_24" style:display-name="ListLabel 24" style:family="text">
      <style:text-properties fo:language="fr" fo:country="FR" style:language-asian="en" style:country-asian="US" style:language-complex="ar" style:country-complex="SA"/>
    </style:style>
    <style:style style:name="ListLabel_20_25" style:display-name="ListLabel 25" style:family="text">
      <style:text-properties fo:language="fr" fo:country="FR" style:language-asian="en" style:country-asian="US" style:language-complex="ar" style:country-complex="SA"/>
    </style:style>
    <style:style style:name="ListLabel_20_26" style:display-name="ListLabel 26" style:family="text">
      <style:text-properties fo:language="fr" fo:country="FR" style:language-asian="en" style:country-asian="US" style:language-complex="ar" style:country-complex="SA"/>
    </style:style>
    <style:style style:name="ListLabel_20_27" style:display-name="ListLabel 27" style:family="text">
      <style:text-properties fo:language="fr" fo:country="FR" style:language-asian="en" style:country-asian="US" style:language-complex="ar" style:country-complex="SA"/>
    </style:style>
    <style:style style:name="ListLabel_20_28" style:display-name="ListLabel 28" style:family="text">
      <style:text-properties fo:font-size="12pt" fo:language="fr" fo:country="FR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92%"/>
    </style:style>
    <style:style style:name="ListLabel_20_29" style:display-name="ListLabel 29" style:family="text">
      <style:text-properties fo:language="fr" fo:country="FR" style:language-asian="en" style:country-asian="US" style:language-complex="ar" style:country-complex="SA"/>
    </style:style>
    <style:style style:name="ListLabel_20_30" style:display-name="ListLabel 30" style:family="text">
      <style:text-properties fo:language="fr" fo:country="FR" style:language-asian="en" style:country-asian="US" style:language-complex="ar" style:country-complex="SA"/>
    </style:style>
    <style:style style:name="ListLabel_20_31" style:display-name="ListLabel 31" style:family="text">
      <style:text-properties fo:language="fr" fo:country="FR" style:language-asian="en" style:country-asian="US" style:language-complex="ar" style:country-complex="SA"/>
    </style:style>
    <style:style style:name="ListLabel_20_32" style:display-name="ListLabel 32" style:family="text">
      <style:text-properties fo:language="fr" fo:country="FR" style:language-asian="en" style:country-asian="US" style:language-complex="ar" style:country-complex="SA"/>
    </style:style>
    <style:style style:name="ListLabel_20_33" style:display-name="ListLabel 33" style:family="text">
      <style:text-properties fo:language="fr" fo:country="FR" style:language-asian="en" style:country-asian="US" style:language-complex="ar" style:country-complex="SA"/>
    </style:style>
    <style:style style:name="ListLabel_20_34" style:display-name="ListLabel 34" style:family="text">
      <style:text-properties fo:language="fr" fo:country="FR" style:language-asian="en" style:country-asian="US" style:language-complex="ar" style:country-complex="SA"/>
    </style:style>
    <style:style style:name="ListLabel_20_35" style:display-name="ListLabel 35" style:family="text">
      <style:text-properties fo:language="fr" fo:country="FR" style:language-asian="en" style:country-asian="US" style:language-complex="ar" style:country-complex="SA"/>
    </style:style>
    <style:style style:name="ListLabel_20_36" style:display-name="ListLabel 36" style:family="text">
      <style:text-properties fo:language="fr" fo:country="FR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9" loext:num-list-format="%1%" text:bullet-char="•">
        <style:list-level-properties text:list-level-position-and-space-mode="label-alignment">
          <style:list-level-label-alignment text:label-followed-by="listtab" fo:text-indent="-0.404cm" fo:margin-left="0.815cm"/>
        </style:list-level-properties>
        <style:text-properties fo:font-family="Cambria"/>
      </text:list-level-style-bullet>
      <text:list-level-style-bullet text:level="2" text:style-name="ListLabel_20_20" loext:num-list-format="%2%" text:bullet-char="•">
        <style:list-level-properties text:list-level-position-and-space-mode="label-alignment">
          <style:list-level-label-alignment text:label-followed-by="listtab" fo:text-indent="-0.404cm" fo:margin-left="2.628cm"/>
        </style:list-level-properties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404cm" fo:margin-left="4.447cm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404cm" fo:margin-left="6.264cm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404cm" fo:margin-left="8.082cm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404cm" fo:margin-left="9.899cm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404cm" fo:margin-left="11.718cm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404cm" fo:margin-left="13.534cm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404cm" fo:margin-left="15.35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Questions">
      <text:list-level-style-number text:level="1" text:style-name="Numbering_20_Symbols" loext:num-list-format=" %1%)" style:num-prefix=" " style:num-suffix=")" style:num-format="1">
        <style:list-level-properties text:list-level-position-and-space-mode="label-alignment">
          <style:list-level-label-alignment text:label-followed-by="listtab" fo:text-indent="-0.7cm" fo:margin-left="0.7cm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fo:text-indent="-0.575cm" fo:margin-left="4.588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fo:text-indent="-0.575cm" fo:margin-left="6.387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fo:text-indent="-0.575cm" fo:margin-left="8.188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fo:text-indent="-0.575cm" fo:margin-left="9.987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fo:text-indent="-0.575cm" fo:margin-left="11.78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fo:text-indent="-0.575cm" fo:margin-left="13.587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fo:text-indent="-0.575cm" fo:margin-left="15.388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line-height="5%" fo:text-indent="0cm" style:auto-text-indent="false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21cm" fo:margin-bottom="0cm" style:contextual-spacing="false" fo:text-indent="0cm" style:auto-text-indent="false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3cm" fo:margin-left="0cm" fo:margin-right="0cm" fo:margin-top="0.23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399cm" fo:margin-bottom="1.164cm" fo:margin-left="1.588cm" fo:margin-right="0.42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588cm" fo:margin-bottom="0.831cm" fo:margin-left="1.588cm" fo:margin-right="0.423cm" style:writing-mode="lr-tb" style:layout-grid-color="#c0c0c0" style:layout-grid-lines="26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3cm" fo:margin-left="0cm" fo:margin-right="0cm" fo:margin-top="0.233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729cm" fo:margin-bottom="0.831cm" fo:margin-left="1.588cm" fo:margin-right="0.423cm" style:writing-mode="lr-tb" style:layout-grid-color="#c0c0c0" style:layout-grid-lines="2680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3cm" fo:margin-left="0cm" fo:margin-right="0cm" fo:margin-top="0.23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Cadre1" text:anchor-type="char" svg:x="10.278cm" svg:y="28.482cm" svg:width="0.443cm" svg:height="0.57cm" draw:z-index="2"><draw:text-box><text:p text:style-name="MP2"><text:page-number text:select-page="current">3</text:page-number></text:p></draw:text-box></draw:frame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footer>
        <text:p text:style-name="MP1"><draw:frame draw:style-name="Mfr1" draw:name="Cadre9" text:anchor-type="char" svg:x="10.278cm" svg:y="28.482cm" svg:width="0.443cm" svg:height="0.57cm" draw:z-index="0"><draw:text-box><text:p text:style-name="MP2"><text:page-number text:select-page="current">0</text:page-number></text:p></draw:text-box></draw:frame></text:p>
      </style:footer>
    </style:master-page>
    <style:master-page style:name="Converted2" style:page-layout-name="Mpm4" draw:style-name="Mdp1">
      <style:footer>
        <text:p text:style-name="MP1"><draw:frame draw:style-name="Mfr1" draw:name="Cadre11" text:anchor-type="char" svg:x="10.278cm" svg:y="28.482cm" svg:width="0.443cm" svg:height="0.57cm" draw:z-index="0"><draw:text-box><text:p text:style-name="MP2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19:59:01</meta:creation-date>
    <dc:date>2025-07-19T12:29:05.962968840</dc:date>
    <meta:editing-duration>PT45M40S</meta:editing-duration>
    <meta:generator>LibreOffice/7.3.7.2$Linux_X86_64 LibreOffice_project/30$Build-2</meta:generator>
    <meta:editing-cycles>9</meta:editing-cycles>
    <meta:document-statistic meta:table-count="1" meta:image-count="0" meta:object-count="0" meta:page-count="3" meta:paragraph-count="124" meta:word-count="587" meta:character-count="3497" meta:non-whitespace-character-count="302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2-10-07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